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Sur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Register Midterm (Real)</text:p>
          </table:table-cell>
          <table:table-cell office:value-type="string">
            <text:p>Register Midterm (Feedback)</text:p>
          </table:table-cell>
          <table:table-cell office:value-type="string">
            <text:p>Register Endterm (Real)</text:p>
          </table:table-cell>
          <table:table-cell office:value-type="string">
            <text:p>Register Endterm (Feedback)</text:p>
          </table:table-cell>
          <table:table-cell office:value-type="string">
            <text:p>Register Term (Real)</text:p>
          </table:table-cell>
          <table:table-cell office:value-type="string">
            <text:p>Register Term (Feedback)</text:p>
          </table:table-cell>
          <table:table-cell office:value-type="string">
            <text:p>Register Final (Real)</text:p>
          </table:table-cell>
          <table:table-cell office:value-type="string">
            <text:p>Register Final (Feedback)</text:p>
          </table:table-cell>
          <table:table-cell office:value-type="string">
            <text:p>Register(not to edit) total (Real)</text:p>
          </table:table-cell>
          <table:table-cell office:value-type="string">
            <text:p>Register(not to edit) total (Feedback)</text:p>
          </table:table-cell>
          <table:table-cell office:value-type="string">
            <text:p>Attendance: Attendance (Real)</text:p>
          </table:table-cell>
          <table:table-cell office:value-type="string">
            <text:p>Attendance: Attendance (Feedback)</text:p>
          </table:table-cell>
          <table:table-cell office:value-type="string">
            <text:p>Assignment: Midterm (Real)</text:p>
          </table:table-cell>
          <table:table-cell office:value-type="string">
            <text:p>Assignment: Midterm (Feedback)</text:p>
          </table:table-cell>
          <table:table-cell office:value-type="string">
            <text:p>Assignment: Endterm (Real)</text:p>
          </table:table-cell>
          <table:table-cell office:value-type="string">
            <text:p>Assignment: Endterm (Feedback)</text:p>
          </table:table-cell>
          <table:table-cell office:value-type="string">
            <text:p>Quiz: Final Test (Real)</text:p>
          </table:table-cell>
          <table:table-cell office:value-type="string">
            <text:p>Quiz: Final Test (Feedback)</text:p>
          </table:table-cell>
          <table:table-cell office:value-type="string">
            <text:p>Assignment: Final Exam (Real)</text:p>
          </table:table-cell>
          <table:table-cell office:value-type="string">
            <text:p>Assignment: Final Exam (Feedback)</text:p>
          </table:table-cell>
          <table:table-cell office:value-type="string">
            <text:p>Quiz: Final Test FX (Real)</text:p>
          </table:table-cell>
          <table:table-cell office:value-type="string">
            <text:p>Quiz: Final Test FX (Feedback)</text:p>
          </table:table-cell>
          <table:table-cell office:value-type="string">
            <text:p>Assignment: Final Exam FX (Real)</text:p>
          </table:table-cell>
          <table:table-cell office:value-type="string">
            <text:p>Assignment: Final Exam FX (Feedback)</text:p>
          </table:table-cell>
          <table:table-cell office:value-type="string">
            <text:p>Assignment: Contestor-week2 (Real)</text:p>
          </table:table-cell>
          <table:table-cell office:value-type="string">
            <text:p>Assignment: Contestor-week2 (Feedback)</text:p>
          </table:table-cell>
          <table:table-cell office:value-type="string">
            <text:p>Assignment: Contestor Week3 (Real)</text:p>
          </table:table-cell>
          <table:table-cell office:value-type="string">
            <text:p>Assignment: Contestor Week3 (Feedback)</text:p>
          </table:table-cell>
          <table:table-cell office:value-type="string">
            <text:p>Assignment: Array-Contestor week4 (Real)</text:p>
          </table:table-cell>
          <table:table-cell office:value-type="string">
            <text:p>Assignment: Array-Contestor week4 (Feedback)</text:p>
          </table:table-cell>
          <table:table-cell office:value-type="string">
            <text:p>Assignment: MIDTERM (Real)</text:p>
          </table:table-cell>
          <table:table-cell office:value-type="string">
            <text:p>Assignment: MIDTERM (Feedback)</text:p>
          </table:table-cell>
          <table:table-cell office:value-type="string">
            <text:p>Quiz: MIDTERM_QUIZ (Real)</text:p>
          </table:table-cell>
          <table:table-cell office:value-type="string">
            <text:p>Quiz: MIDTERM_QUIZ (Feedback)</text:p>
          </table:table-cell>
          <table:table-cell office:value-type="string">
            <text:p>Assignment: Week 5 (Real)</text:p>
          </table:table-cell>
          <table:table-cell office:value-type="string">
            <text:p>Assignment: Week 5 (Feedback)</text:p>
          </table:table-cell>
          <table:table-cell office:value-type="string">
            <text:p>Assignment: Week 6 (Real)</text:p>
          </table:table-cell>
          <table:table-cell office:value-type="string">
            <text:p>Assignment: Week 6 (Feedback)</text:p>
          </table:table-cell>
          <table:table-cell office:value-type="string">
            <text:p>Assignment: Week 8 -Pointers (Real)</text:p>
          </table:table-cell>
          <table:table-cell office:value-type="string">
            <text:p>Assignment: Week 8 -Pointers (Feedback)</text:p>
          </table:table-cell>
          <table:table-cell office:value-type="string">
            <text:p>Assignment: Contestor-Week10 (Real)</text:p>
          </table:table-cell>
          <table:table-cell office:value-type="string">
            <text:p>Assignment: Contestor-Week10 (Feedback)</text:p>
          </table:table-cell>
          <table:table-cell office:value-type="string">
            <text:p>Assignment: Contestor-Week9 (Real)</text:p>
          </table:table-cell>
          <table:table-cell office:value-type="string">
            <text:p>Assignment: Contestor-Week9 (Feedback)</text:p>
          </table:table-cell>
          <table:table-cell office:value-type="string">
            <text:p>Quiz: END-QUIZ (Real)</text:p>
          </table:table-cell>
          <table:table-cell office:value-type="string">
            <text:p>Quiz: END-QUIZ (Feedback)</text:p>
          </table:table-cell>
          <table:table-cell office:value-type="string">
            <text:p>Assignment: ENDTERM-PRACTICA (Real)</text:p>
          </table:table-cell>
          <table:table-cell office:value-type="string">
            <text:p>Assignment: ENDTERM-PRACTICA (Feedback)</text:p>
          </table:table-cell>
          <table:table-cell office:value-type="string">
            <text:p>Course total (Real)</text:p>
          </table:table-cell>
          <table:table-cell office:value-type="string">
            <text:p>Course total (Feedback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Shamshi</text:p>
          </table:table-cell>
          <table:table-cell office:value-type="string">
            <text:p>Abdirash</text:p>
          </table:table-cell>
          <table:table-cell office:value-type="string">
            <text:p>241928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928@astanait.edu.kz</text:p>
          </table:table-cell>
          <table:table-cell office:value-type="float" office:value="94.77">
            <text:p>94.77</text:p>
          </table:table-cell>
          <table:table-cell office:value-type="string">
            <text:p/>
          </table:table-cell>
          <table:table-cell office:value-type="float" office:value="83.13">
            <text:p>83.13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rgulan</text:p>
          </table:table-cell>
          <table:table-cell office:value-type="string">
            <text:p>Abdymanap</text:p>
          </table:table-cell>
          <table:table-cell office:value-type="string">
            <text:p>241123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123@astanait.edu.kz</text:p>
          </table:table-cell>
          <table:table-cell office:value-type="float" office:value="37.65">
            <text:p>37.65</text:p>
          </table:table-cell>
          <table:table-cell office:value-type="string">
            <text:p/>
          </table:table-cell>
          <table:table-cell office:value-type="float" office:value="2.40">
            <text:p>2.4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38.89">
            <text:p>3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delya</text:p>
          </table:table-cell>
          <table:table-cell office:value-type="string">
            <text:p>Abilkasova</text:p>
          </table:table-cell>
          <table:table-cell office:value-type="string">
            <text:p>240838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838@astanait.edu.kz</text:p>
          </table:table-cell>
          <table:table-cell office:value-type="float" office:value="41.33">
            <text:p>41.33</text:p>
          </table:table-cell>
          <table:table-cell office:value-type="string">
            <text:p/>
          </table:table-cell>
          <table:table-cell office:value-type="float" office:value="41.07">
            <text:p>41.07</text:p>
          </table:table-cell>
          <table:table-cell office:value-type="string">
            <text:p/>
          </table:table-cell>
          <table:table-cell office:value-type="float" office:value="41.00">
            <text:p>41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2.22">
            <text:p>72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20.00">
            <text:p>2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I didn't find your code in the contestor</text:p>
          </table:table-cell>
          <table:table-cell office:value-type="float" office:value="33.33">
            <text:p>33.33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yagul</text:p>
          </table:table-cell>
          <table:table-cell office:value-type="string">
            <text:p>Ablaikyzy</text:p>
          </table:table-cell>
          <table:table-cell office:value-type="string">
            <text:p>241965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965@astanait.edu.kz</text:p>
          </table:table-cell>
          <table:table-cell office:value-type="float" office:value="88.22">
            <text:p>88.22</text:p>
          </table:table-cell>
          <table:table-cell office:value-type="string">
            <text:p/>
          </table:table-cell>
          <table:table-cell office:value-type="float" office:value="75.76">
            <text:p>75.76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77.78">
            <text:p>77.7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azerke</text:p>
          </table:table-cell>
          <table:table-cell office:value-type="string">
            <text:p>Abylkasym</text:p>
          </table:table-cell>
          <table:table-cell office:value-type="string">
            <text:p>240636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0636@astanait.edu.kz</text:p>
          </table:table-cell>
          <table:table-cell office:value-type="float" office:value="85.67">
            <text:p>85.67</text:p>
          </table:table-cell>
          <table:table-cell office:value-type="string">
            <text:p/>
          </table:table-cell>
          <table:table-cell office:value-type="float" office:value="70.63">
            <text:p>70.6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Uldana</text:p>
          </table:table-cell>
          <table:table-cell office:value-type="string">
            <text:p>Adilbek</text:p>
          </table:table-cell>
          <table:table-cell office:value-type="string">
            <text:p>242497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2497@astanait.edu.kz</text:p>
          </table:table-cell>
          <table:table-cell office:value-type="float" office:value="88.12">
            <text:p>88.12</text:p>
          </table:table-cell>
          <table:table-cell office:value-type="string">
            <text:p/>
          </table:table-cell>
          <table:table-cell office:value-type="float" office:value="91.00">
            <text:p>91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rzhan</text:p>
          </table:table-cell>
          <table:table-cell office:value-type="string">
            <text:p>Adilkhanova</text:p>
          </table:table-cell>
          <table:table-cell office:value-type="string">
            <text:p>241340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340@astanait.edu.kz</text:p>
          </table:table-cell>
          <table:table-cell office:value-type="float" office:value="84.80">
            <text:p>84.80</text:p>
          </table:table-cell>
          <table:table-cell office:value-type="string">
            <text:p/>
          </table:table-cell>
          <table:table-cell office:value-type="float" office:value="81.13">
            <text:p>81.1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8.00">
            <text:p>98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
Marzhan was unable to check your code because you provided a screenshot of the program code</text:p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lika</text:p>
          </table:table-cell>
          <table:table-cell office:value-type="string">
            <text:p>Agaidarova</text:p>
          </table:table-cell>
          <table:table-cell office:value-type="string">
            <text:p>241193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193@astanait.edu.kz</text:p>
          </table:table-cell>
          <table:table-cell office:value-type="float" office:value="81.17">
            <text:p>81.17</text:p>
          </table:table-cell>
          <table:table-cell office:value-type="string">
            <text:p/>
          </table:table-cell>
          <table:table-cell office:value-type="float" office:value="69.73">
            <text:p>69.7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diyar</text:p>
          </table:table-cell>
          <table:table-cell office:value-type="string">
            <text:p>Agybai</text:p>
          </table:table-cell>
          <table:table-cell office:value-type="string">
            <text:p>240662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0662@astanait.edu.kz</text:p>
          </table:table-cell>
          <table:table-cell office:value-type="float" office:value="82.17">
            <text:p>82.1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good job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uraiym</text:p>
          </table:table-cell>
          <table:table-cell office:value-type="string">
            <text:p>Aidoskyzy</text:p>
          </table:table-cell>
          <table:table-cell office:value-type="string">
            <text:p>241435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435@astanait.edu.kz</text:p>
          </table:table-cell>
          <table:table-cell office:value-type="float" office:value="64.57">
            <text:p>64.57</text:p>
          </table:table-cell>
          <table:table-cell office:value-type="string">
            <text:p/>
          </table:table-cell>
          <table:table-cell office:value-type="float" office:value="4.80">
            <text:p>4.8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44.44">
            <text:p>4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idar</text:p>
          </table:table-cell>
          <table:table-cell office:value-type="string">
            <text:p>Aidyn</text:p>
          </table:table-cell>
          <table:table-cell office:value-type="string">
            <text:p>242520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2520@astanait.edu.kz</text:p>
          </table:table-cell>
          <table:table-cell office:value-type="float" office:value="78.90">
            <text:p>78.90</text:p>
          </table:table-cell>
          <table:table-cell office:value-type="string">
            <text:p/>
          </table:table-cell>
          <table:table-cell office:value-type="float" office:value="67.13">
            <text:p>67.13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Zhannur</text:p>
          </table:table-cell>
          <table:table-cell office:value-type="string">
            <text:p>Aiip</text:p>
          </table:table-cell>
          <table:table-cell office:value-type="string">
            <text:p>241086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086@astanait.edu.kz</text:p>
          </table:table-cell>
          <table:table-cell office:value-type="float" office:value="97.12">
            <text:p>97.12</text:p>
          </table:table-cell>
          <table:table-cell office:value-type="string">
            <text:p/>
          </table:table-cell>
          <table:table-cell office:value-type="float" office:value="97.33">
            <text:p>97.33</text:p>
          </table:table-cell>
          <table:table-cell office:value-type="string">
            <text:p/>
          </table:table-cell>
          <table:table-cell office:value-type="float" office:value="97.00">
            <text:p>97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0.56">
            <text:p>80.5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iana</text:p>
          </table:table-cell>
          <table:table-cell office:value-type="string">
            <text:p>Aitkan</text:p>
          </table:table-cell>
          <table:table-cell office:value-type="string">
            <text:p>242569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2569@astanait.edu.kz</text:p>
          </table:table-cell>
          <table:table-cell office:value-type="float" office:value="77.95">
            <text:p>77.95</text:p>
          </table:table-cell>
          <table:table-cell office:value-type="string">
            <text:p/>
          </table:table-cell>
          <table:table-cell office:value-type="float" office:value="77.60">
            <text:p>77.6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Zeiin</text:p>
          </table:table-cell>
          <table:table-cell office:value-type="string">
            <text:p>Aitkazin</text:p>
          </table:table-cell>
          <table:table-cell office:value-type="string">
            <text:p>242400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2400@astanait.edu.kz</text:p>
          </table:table-cell>
          <table:table-cell office:value-type="float" office:value="89.42">
            <text:p>89.42</text:p>
          </table:table-cell>
          <table:table-cell office:value-type="string">
            <text:p/>
          </table:table-cell>
          <table:table-cell office:value-type="float" office:value="80.13">
            <text:p>80.1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4.74">
            <text:p>94.7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tynay</text:p>
          </table:table-cell>
          <table:table-cell office:value-type="string">
            <text:p>Akhmet</text:p>
          </table:table-cell>
          <table:table-cell office:value-type="string">
            <text:p>242352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2352@astanait.edu.kz</text:p>
          </table:table-cell>
          <table:table-cell office:value-type="float" office:value="73.20">
            <text:p>73.20</text:p>
          </table:table-cell>
          <table:table-cell office:value-type="string">
            <text:p/>
          </table:table-cell>
          <table:table-cell office:value-type="float" office:value="84.60">
            <text:p>84.6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good job</text:p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Sabina</text:p>
          </table:table-cell>
          <table:table-cell office:value-type="string">
            <text:p>Alexeyeva</text:p>
          </table:table-cell>
          <table:table-cell office:value-type="string">
            <text:p>240698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0698@astanait.edu.kz</text:p>
          </table:table-cell>
          <table:table-cell office:value-type="float" office:value="79.53">
            <text:p>79.53</text:p>
          </table:table-cell>
          <table:table-cell office:value-type="string">
            <text:p/>
          </table:table-cell>
          <table:table-cell office:value-type="float" office:value="80.47">
            <text:p>80.4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ssanali</text:p>
          </table:table-cell>
          <table:table-cell office:value-type="string">
            <text:p>Alpyspekov</text:p>
          </table:table-cell>
          <table:table-cell office:value-type="string">
            <text:p>242314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2314@astanait.edu.kz</text:p>
          </table:table-cell>
          <table:table-cell office:value-type="float" office:value="89.92">
            <text:p>89.92</text:p>
          </table:table-cell>
          <table:table-cell office:value-type="string">
            <text:p/>
          </table:table-cell>
          <table:table-cell office:value-type="float" office:value="81.40">
            <text:p>81.40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yana</text:p>
          </table:table-cell>
          <table:table-cell office:value-type="string">
            <text:p>Alzhanova</text:p>
          </table:table-cell>
          <table:table-cell office:value-type="string">
            <text:p>240050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0050@astanait.edu.kz</text:p>
          </table:table-cell>
          <table:table-cell office:value-type="float" office:value="84.80">
            <text:p>84.80</text:p>
          </table:table-cell>
          <table:table-cell office:value-type="string">
            <text:p/>
          </table:table-cell>
          <table:table-cell office:value-type="float" office:value="75.13">
            <text:p>75.1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azarbek</text:p>
          </table:table-cell>
          <table:table-cell office:value-type="string">
            <text:p>Amanbek</text:p>
          </table:table-cell>
          <table:table-cell office:value-type="string">
            <text:p>241355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1355@astanait.edu.kz</text:p>
          </table:table-cell>
          <table:table-cell office:value-type="float" office:value="85.10">
            <text:p>85.10</text:p>
          </table:table-cell>
          <table:table-cell office:value-type="string">
            <text:p/>
          </table:table-cell>
          <table:table-cell office:value-type="float" office:value="64.69">
            <text:p>64.69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91.67">
            <text:p>91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Your code outputs both the first and second position letters. I checked the following input This is sentences
is
your answer is 5. But the correct answer should have output 2</text:p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afat</text:p>
          </table:table-cell>
          <table:table-cell office:value-type="string">
            <text:p>Amangeldi</text:p>
          </table:table-cell>
          <table:table-cell office:value-type="string">
            <text:p>241909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909@astanait.edu.kz</text:p>
          </table:table-cell>
          <table:table-cell office:value-type="float" office:value="43.50">
            <text:p>43.50</text:p>
          </table:table-cell>
          <table:table-cell office:value-type="string">
            <text:p/>
          </table:table-cell>
          <table:table-cell office:value-type="float" office:value="9.00">
            <text:p>9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5.56">
            <text:p>55.5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dina</text:p>
          </table:table-cell>
          <table:table-cell office:value-type="string">
            <text:p>Ashimova</text:p>
          </table:table-cell>
          <table:table-cell office:value-type="string">
            <text:p>241459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459@astanait.edu.kz</text:p>
          </table:table-cell>
          <table:table-cell office:value-type="float" office:value="62.82">
            <text:p>62.82</text:p>
          </table:table-cell>
          <table:table-cell office:value-type="string">
            <text:p/>
          </table:table-cell>
          <table:table-cell office:value-type="float" office:value="60.85">
            <text:p>60.85</text:p>
          </table:table-cell>
          <table:table-cell office:value-type="string">
            <text:p/>
          </table:table-cell>
          <table:table-cell office:value-type="float" office:value="62.00">
            <text:p>6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didn't find your code in the contestor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isha</text:p>
          </table:table-cell>
          <table:table-cell office:value-type="string">
            <text:p>Askar</text:p>
          </table:table-cell>
          <table:table-cell office:value-type="string">
            <text:p>241619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619@astanait.edu.kz</text:p>
          </table:table-cell>
          <table:table-cell office:value-type="float" office:value="64.97">
            <text:p>64.97</text:p>
          </table:table-cell>
          <table:table-cell office:value-type="string">
            <text:p/>
          </table:table-cell>
          <table:table-cell office:value-type="float" office:value="71.16">
            <text:p>71.16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36.67">
            <text:p>3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mas</text:p>
          </table:table-cell>
          <table:table-cell office:value-type="string">
            <text:p>Askarov</text:p>
          </table:table-cell>
          <table:table-cell office:value-type="string">
            <text:p>240932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0932@astanait.edu.kz</text:p>
          </table:table-cell>
          <table:table-cell office:value-type="float" office:value="40.23">
            <text:p>40.23</text:p>
          </table:table-cell>
          <table:table-cell office:value-type="string">
            <text:p/>
          </table:table-cell>
          <table:table-cell office:value-type="float" office:value="66.80">
            <text:p>66.80</text:p>
          </table:table-cell>
          <table:table-cell office:value-type="string">
            <text:p/>
          </table:table-cell>
          <table:table-cell office:value-type="float" office:value="54.00">
            <text:p>54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2.22">
            <text:p>72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Rassul</text:p>
          </table:table-cell>
          <table:table-cell office:value-type="string">
            <text:p>Askaruly</text:p>
          </table:table-cell>
          <table:table-cell office:value-type="string">
            <text:p>241859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859@astanait.edu.kz</text:p>
          </table:table-cell>
          <table:table-cell office:value-type="float" office:value="62.63">
            <text:p>62.63</text:p>
          </table:table-cell>
          <table:table-cell office:value-type="string">
            <text:p/>
          </table:table-cell>
          <table:table-cell office:value-type="float" office:value="69.53">
            <text:p>69.53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94.74">
            <text:p>94.7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33.33">
            <text:p>3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exey</text:p>
          </table:table-cell>
          <table:table-cell office:value-type="string">
            <text:p>Azarenkov</text:p>
          </table:table-cell>
          <table:table-cell office:value-type="string">
            <text:p>240023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0023@astanait.edu.kz</text:p>
          </table:table-cell>
          <table:table-cell office:value-type="float" office:value="92.23">
            <text:p>92.23</text:p>
          </table:table-cell>
          <table:table-cell office:value-type="string">
            <text:p/>
          </table:table-cell>
          <table:table-cell office:value-type="float" office:value="96.80">
            <text:p>96.8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+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Kaussar</text:p>
          </table:table-cell>
          <table:table-cell office:value-type="string">
            <text:p>Baimakhan</text:p>
          </table:table-cell>
          <table:table-cell office:value-type="string">
            <text:p>242257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2257@astanait.edu.kz</text:p>
          </table:table-cell>
          <table:table-cell office:value-type="float" office:value="77.93">
            <text:p>77.93</text:p>
          </table:table-cell>
          <table:table-cell office:value-type="string">
            <text:p/>
          </table:table-cell>
          <table:table-cell office:value-type="float" office:value="84.60">
            <text:p>84.6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sen</text:p>
          </table:table-cell>
          <table:table-cell office:value-type="string">
            <text:p>Bakytzhanov</text:p>
          </table:table-cell>
          <table:table-cell office:value-type="string">
            <text:p>241145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145@astanait.edu.kz</text:p>
          </table:table-cell>
          <table:table-cell office:value-type="float" office:value="87.12">
            <text:p>87.12</text:p>
          </table:table-cell>
          <table:table-cell office:value-type="string">
            <text:p/>
          </table:table-cell>
          <table:table-cell office:value-type="float" office:value="85.47">
            <text:p>85.4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Kamila</text:p>
          </table:table-cell>
          <table:table-cell office:value-type="string">
            <text:p>Balagazinova</text:p>
          </table:table-cell>
          <table:table-cell office:value-type="string">
            <text:p>240107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0107@astanait.edu.kz</text:p>
          </table:table-cell>
          <table:table-cell office:value-type="float" office:value="70.15">
            <text:p>70.15</text:p>
          </table:table-cell>
          <table:table-cell office:value-type="string">
            <text:p/>
          </table:table-cell>
          <table:table-cell office:value-type="float" office:value="69.80">
            <text:p>69.8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you use function task 1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ida</text:p>
          </table:table-cell>
          <table:table-cell office:value-type="string">
            <text:p>Batyrbek</text:p>
          </table:table-cell>
          <table:table-cell office:value-type="string">
            <text:p>240795@astanait.edu.kz</text:p>
          </table:table-cell>
          <table:table-cell office:value-type="string">
            <text:p/>
          </table:table-cell>
          <table:table-cell office:value-type="string">
            <text:p>IT-2407</text:p>
          </table:table-cell>
          <table:table-cell office:value-type="string">
            <text:p>240795@astanait.edu.kz</text:p>
          </table:table-cell>
          <table:table-cell office:value-type="float" office:value="82.10">
            <text:p>82.10</text:p>
          </table:table-cell>
          <table:table-cell office:value-type="string">
            <text:p/>
          </table:table-cell>
          <table:table-cell office:value-type="float" office:value="72.93">
            <text:p>72.9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Edres</text:p>
          </table:table-cell>
          <table:table-cell office:value-type="string">
            <text:p>Bekarys</text:p>
          </table:table-cell>
          <table:table-cell office:value-type="string">
            <text:p>240344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0344@astanait.edu.kz</text:p>
          </table:table-cell>
          <table:table-cell office:value-type="float" office:value="85.02">
            <text:p>85.02</text:p>
          </table:table-cell>
          <table:table-cell office:value-type="string">
            <text:p/>
          </table:table-cell>
          <table:table-cell office:value-type="float" office:value="54.69">
            <text:p>54.69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Bibifatima</text:p>
          </table:table-cell>
          <table:table-cell office:value-type="string">
            <text:p>Bekbergen</text:p>
          </table:table-cell>
          <table:table-cell office:value-type="string">
            <text:p>240376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376@astanait.edu.kz</text:p>
          </table:table-cell>
          <table:table-cell office:value-type="float" office:value="81.23">
            <text:p>81.23</text:p>
          </table:table-cell>
          <table:table-cell office:value-type="string">
            <text:p/>
          </table:table-cell>
          <table:table-cell office:value-type="float" office:value="75.33">
            <text:p>75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rote without pointers and function for input</text:p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Temirlan</text:p>
          </table:table-cell>
          <table:table-cell office:value-type="string">
            <text:p>Bekmuldin</text:p>
          </table:table-cell>
          <table:table-cell office:value-type="string">
            <text:p>240272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0272@astanait.edu.kz</text:p>
          </table:table-cell>
          <table:table-cell office:value-type="float" office:value="81.13">
            <text:p>81.13</text:p>
          </table:table-cell>
          <table:table-cell office:value-type="string">
            <text:p/>
          </table:table-cell>
          <table:table-cell office:value-type="float" office:value="78.87">
            <text:p>78.8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good job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Raibek</text:p>
          </table:table-cell>
          <table:table-cell office:value-type="string">
            <text:p>Bitingaliyev</text:p>
          </table:table-cell>
          <table:table-cell office:value-type="string">
            <text:p>242487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487@astanait.edu.kz</text:p>
          </table:table-cell>
          <table:table-cell office:value-type="float" office:value="50.63">
            <text:p>50.63</text:p>
          </table:table-cell>
          <table:table-cell office:value-type="string">
            <text:p/>
          </table:table-cell>
          <table:table-cell office:value-type="float" office:value="45.67">
            <text:p>45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Your program code is not working properly.</text:p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urzhigit</text:p>
          </table:table-cell>
          <table:table-cell office:value-type="string">
            <text:p>Bolat</text:p>
          </table:table-cell>
          <table:table-cell office:value-type="string">
            <text:p>242154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2154@astanait.edu.kz</text:p>
          </table:table-cell>
          <table:table-cell office:value-type="float" office:value="91.87">
            <text:p>91.87</text:p>
          </table:table-cell>
          <table:table-cell office:value-type="string">
            <text:p/>
          </table:table-cell>
          <table:table-cell office:value-type="float" office:value="80.20">
            <text:p>80.20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4.21">
            <text:p>84.2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Elmira</text:p>
          </table:table-cell>
          <table:table-cell office:value-type="string">
            <text:p>Bukhanova</text:p>
          </table:table-cell>
          <table:table-cell office:value-type="string">
            <text:p>241978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978@astanait.edu.kz</text:p>
          </table:table-cell>
          <table:table-cell office:value-type="float" office:value="95.30">
            <text:p>95.30</text:p>
          </table:table-cell>
          <table:table-cell office:value-type="string">
            <text:p/>
          </table:table-cell>
          <table:table-cell office:value-type="float" office:value="90.64">
            <text:p>90.64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Karakat</text:p>
          </table:table-cell>
          <table:table-cell office:value-type="string">
            <text:p>Daniyarova</text:p>
          </table:table-cell>
          <table:table-cell office:value-type="string">
            <text:p>241744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744@astanait.edu.kz</text:p>
          </table:table-cell>
          <table:table-cell office:value-type="float" office:value="73.75">
            <text:p>73.75</text:p>
          </table:table-cell>
          <table:table-cell office:value-type="string">
            <text:p/>
          </table:table-cell>
          <table:table-cell office:value-type="float" office:value="77.09">
            <text:p>77.09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23.33">
            <text:p>23.33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23.33">
            <text:p>2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yana</text:p>
          </table:table-cell>
          <table:table-cell office:value-type="string">
            <text:p>Dauletova</text:p>
          </table:table-cell>
          <table:table-cell office:value-type="string">
            <text:p>240852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0852@astanait.edu.kz</text:p>
          </table:table-cell>
          <table:table-cell office:value-type="float" office:value="88.02">
            <text:p>88.02</text:p>
          </table:table-cell>
          <table:table-cell office:value-type="string">
            <text:p/>
          </table:table-cell>
          <table:table-cell office:value-type="float" office:value="82.41">
            <text:p>82.41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khan</text:p>
          </table:table-cell>
          <table:table-cell office:value-type="string">
            <text:p>Demeugaliyev</text:p>
          </table:table-cell>
          <table:table-cell office:value-type="string">
            <text:p>241782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782@astanait.edu.kz</text:p>
          </table:table-cell>
          <table:table-cell office:value-type="float" office:value="67.98">
            <text:p>67.98</text:p>
          </table:table-cell>
          <table:table-cell office:value-type="string">
            <text:p/>
          </table:table-cell>
          <table:table-cell office:value-type="float" office:value="63.07">
            <text:p>63.07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mira</text:p>
          </table:table-cell>
          <table:table-cell office:value-type="string">
            <text:p>Dissenova</text:p>
          </table:table-cell>
          <table:table-cell office:value-type="string">
            <text:p>241857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857@astanait.edu.kz</text:p>
          </table:table-cell>
          <table:table-cell office:value-type="float" office:value="75.93">
            <text:p>75.93</text:p>
          </table:table-cell>
          <table:table-cell office:value-type="string">
            <text:p/>
          </table:table-cell>
          <table:table-cell office:value-type="float" office:value="74.01">
            <text:p>74.01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n't check your code. the code gave an error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Indira</text:p>
          </table:table-cell>
          <table:table-cell office:value-type="string">
            <text:p>Dulatova</text:p>
          </table:table-cell>
          <table:table-cell office:value-type="string">
            <text:p>240484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0484@astanait.edu.kz</text:p>
          </table:table-cell>
          <table:table-cell office:value-type="float" office:value="77.65">
            <text:p>77.65</text:p>
          </table:table-cell>
          <table:table-cell office:value-type="string">
            <text:p/>
          </table:table-cell>
          <table:table-cell office:value-type="float" office:value="84.33">
            <text:p>84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77.78">
            <text:p>77.7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Samal</text:p>
          </table:table-cell>
          <table:table-cell office:value-type="string">
            <text:p>Ermurat</text:p>
          </table:table-cell>
          <table:table-cell office:value-type="string">
            <text:p>241447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447@astanait.edu.kz</text:p>
          </table:table-cell>
          <table:table-cell office:value-type="float" office:value="59.93">
            <text:p>59.93</text:p>
          </table:table-cell>
          <table:table-cell office:value-type="string">
            <text:p/>
          </table:table-cell>
          <table:table-cell office:value-type="float" office:value="60.60">
            <text:p>60.6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57.00">
            <text:p>57.00</text:p>
          </table:table-cell>
          <table:table-cell office:value-type="string">
            <text:p/>
          </table:table-cell>
          <table:table-cell office:value-type="float" office:value="84.21">
            <text:p>84.2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20.00">
            <text:p>2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7.00">
            <text:p>5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Yegor</text:p>
          </table:table-cell>
          <table:table-cell office:value-type="string">
            <text:p>Falin</text:p>
          </table:table-cell>
          <table:table-cell office:value-type="string">
            <text:p>240359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359@astanait.edu.kz</text:p>
          </table:table-cell>
          <table:table-cell office:value-type="float" office:value="89.08">
            <text:p>89.08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Raushan</text:p>
          </table:table-cell>
          <table:table-cell office:value-type="string">
            <text:p>Imangaliyeva</text:p>
          </table:table-cell>
          <table:table-cell office:value-type="string">
            <text:p>241191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1191@astanait.edu.kz</text:p>
          </table:table-cell>
          <table:table-cell office:value-type="float" office:value="77.98">
            <text:p>77.98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I checked the following input This is sentences
is
your answer is -1. But the correct answer should have output 2</text:p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na</text:p>
          </table:table-cell>
          <table:table-cell office:value-type="string">
            <text:p>Imashova</text:p>
          </table:table-cell>
          <table:table-cell office:value-type="string">
            <text:p>242415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2415@astanait.edu.kz</text:p>
          </table:table-cell>
          <table:table-cell office:value-type="float" office:value="39.00">
            <text:p>39.00</text:p>
          </table:table-cell>
          <table:table-cell office:value-type="string">
            <text:p/>
          </table:table-cell>
          <table:table-cell office:value-type="float" office:value="10.80">
            <text:p>10.8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33.33">
            <text:p>3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Timur</text:p>
          </table:table-cell>
          <table:table-cell office:value-type="string">
            <text:p>Imbergenov</text:p>
          </table:table-cell>
          <table:table-cell office:value-type="string">
            <text:p>241570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1570@astanait.edu.kz</text:p>
          </table:table-cell>
          <table:table-cell office:value-type="float" office:value="81.73">
            <text:p>81.73</text:p>
          </table:table-cell>
          <table:table-cell office:value-type="string">
            <text:p/>
          </table:table-cell>
          <table:table-cell office:value-type="float" office:value="61.73">
            <text:p>61.7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2.22">
            <text:p>72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Your code outputs both the first and second position letters. I checked the following input This is sentences
is
your answer is 5. But the correct answer should have output 2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urislam</text:p>
          </table:table-cell>
          <table:table-cell office:value-type="string">
            <text:p>Kabash</text:p>
          </table:table-cell>
          <table:table-cell office:value-type="string">
            <text:p>242494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2494@astanait.edu.kz</text:p>
          </table:table-cell>
          <table:table-cell office:value-type="float" office:value="82.53">
            <text:p>82.53</text:p>
          </table:table-cell>
          <table:table-cell office:value-type="string">
            <text:p/>
          </table:table-cell>
          <table:table-cell office:value-type="float" office:value="67.33">
            <text:p>67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Begali</text:p>
          </table:table-cell>
          <table:table-cell office:value-type="string">
            <text:p>Kabdyzhanov</text:p>
          </table:table-cell>
          <table:table-cell office:value-type="string">
            <text:p>242191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2191@astanait.edu.kz</text:p>
          </table:table-cell>
          <table:table-cell office:value-type="float" office:value="70.17">
            <text:p>70.17</text:p>
          </table:table-cell>
          <table:table-cell office:value-type="string">
            <text:p/>
          </table:table-cell>
          <table:table-cell office:value-type="float" office:value="75.47">
            <text:p>75.47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97.22">
            <text:p>97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ilnaz</text:p>
          </table:table-cell>
          <table:table-cell office:value-type="string">
            <text:p>Kabiyeva</text:p>
          </table:table-cell>
          <table:table-cell office:value-type="string">
            <text:p>240460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460@astanait.edu.kz</text:p>
          </table:table-cell>
          <table:table-cell office:value-type="float" office:value="78.10">
            <text:p>78.10</text:p>
          </table:table-cell>
          <table:table-cell office:value-type="string">
            <text:p/>
          </table:table-cell>
          <table:table-cell office:value-type="float" office:value="63.53">
            <text:p>63.5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your program code is not working correctly. entered the value 	
rab
bar. I should get the answer YES</text:p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nsur</text:p>
          </table:table-cell>
          <table:table-cell office:value-type="string">
            <text:p>Kaliev</text:p>
          </table:table-cell>
          <table:table-cell office:value-type="string">
            <text:p>242294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2294@astanait.edu.kz</text:p>
          </table:table-cell>
          <table:table-cell office:value-type="float" office:value="61.53">
            <text:p>61.53</text:p>
          </table:table-cell>
          <table:table-cell office:value-type="string">
            <text:p/>
          </table:table-cell>
          <table:table-cell office:value-type="float" office:value="38.67">
            <text:p>38.67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53.00">
            <text:p>53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3.00">
            <text:p>5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iym</text:p>
          </table:table-cell>
          <table:table-cell office:value-type="string">
            <text:p>Kanasheva</text:p>
          </table:table-cell>
          <table:table-cell office:value-type="string">
            <text:p>241455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455@astanait.edu.kz</text:p>
          </table:table-cell>
          <table:table-cell office:value-type="float" office:value="83.82">
            <text:p>83.82</text:p>
          </table:table-cell>
          <table:table-cell office:value-type="string">
            <text:p/>
          </table:table-cell>
          <table:table-cell office:value-type="float" office:value="79.93">
            <text:p>79.93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ursaya</text:p>
          </table:table-cell>
          <table:table-cell office:value-type="string">
            <text:p>Karzhaubayeva</text:p>
          </table:table-cell>
          <table:table-cell office:value-type="string">
            <text:p>240924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0924@astanait.edu.kz</text:p>
          </table:table-cell>
          <table:table-cell office:value-type="float" office:value="71.15">
            <text:p>71.15</text:p>
          </table:table-cell>
          <table:table-cell office:value-type="string">
            <text:p/>
          </table:table-cell>
          <table:table-cell office:value-type="float" office:value="48.20">
            <text:p>48.2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9.47">
            <text:p>89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20.00">
            <text:p>2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ssyl</text:p>
          </table:table-cell>
          <table:table-cell office:value-type="string">
            <text:p>Kassymbekova</text:p>
          </table:table-cell>
          <table:table-cell office:value-type="string">
            <text:p>241639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639@astanait.edu.kz</text:p>
          </table:table-cell>
          <table:table-cell office:value-type="float" office:value="87.80">
            <text:p>87.80</text:p>
          </table:table-cell>
          <table:table-cell office:value-type="string">
            <text:p/>
          </table:table-cell>
          <table:table-cell office:value-type="float" office:value="82.13">
            <text:p>82.1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7.22">
            <text:p>97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yaulym</text:p>
          </table:table-cell>
          <table:table-cell office:value-type="string">
            <text:p>Kasym</text:p>
          </table:table-cell>
          <table:table-cell office:value-type="string">
            <text:p>242498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498@astanait.edu.kz</text:p>
          </table:table-cell>
          <table:table-cell office:value-type="float" office:value="52.57">
            <text:p>52.57</text:p>
          </table:table-cell>
          <table:table-cell office:value-type="string">
            <text:p/>
          </table:table-cell>
          <table:table-cell office:value-type="float" office:value="62.33">
            <text:p>62.33</text:p>
          </table:table-cell>
          <table:table-cell office:value-type="string">
            <text:p/>
          </table:table-cell>
          <table:table-cell office:value-type="float" office:value="57.00">
            <text:p>57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57.00">
            <text:p>57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документе нету скриншота проверка ввода и вывода</text:p>
          </table:table-cell>
          <table:table-cell office:value-type="float" office:value="57.00">
            <text:p>5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Zere</text:p>
          </table:table-cell>
          <table:table-cell office:value-type="string">
            <text:p>Kerimbek</text:p>
          </table:table-cell>
          <table:table-cell office:value-type="string">
            <text:p>242055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2055@astanait.edu.kz</text:p>
          </table:table-cell>
          <table:table-cell office:value-type="float" office:value="79.03">
            <text:p>79.03</text:p>
          </table:table-cell>
          <table:table-cell office:value-type="string">
            <text:p/>
          </table:table-cell>
          <table:table-cell office:value-type="float" office:value="74.83">
            <text:p>74.8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91.67">
            <text:p>91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azira</text:p>
          </table:table-cell>
          <table:table-cell office:value-type="string">
            <text:p>Khassenova</text:p>
          </table:table-cell>
          <table:table-cell office:value-type="string">
            <text:p>240735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0735@astanait.edu.kz</text:p>
          </table:table-cell>
          <table:table-cell office:value-type="float" office:value="67.20">
            <text:p>67.20</text:p>
          </table:table-cell>
          <table:table-cell office:value-type="string">
            <text:p/>
          </table:table-cell>
          <table:table-cell office:value-type="float" office:value="68.96">
            <text:p>68.96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niil</text:p>
          </table:table-cell>
          <table:table-cell office:value-type="string">
            <text:p>Kim</text:p>
          </table:table-cell>
          <table:table-cell office:value-type="string">
            <text:p>242347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2347@astanait.edu.kz</text:p>
          </table:table-cell>
          <table:table-cell office:value-type="float" office:value="67.65">
            <text:p>67.65</text:p>
          </table:table-cell>
          <table:table-cell office:value-type="string">
            <text:p/>
          </table:table-cell>
          <table:table-cell office:value-type="float" office:value="70.67">
            <text:p>70.67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why don't you check in the store</text:p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rina</text:p>
          </table:table-cell>
          <table:table-cell office:value-type="string">
            <text:p>Konakbaeva</text:p>
          </table:table-cell>
          <table:table-cell office:value-type="string">
            <text:p>240776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0776@astanait.edu.kz</text:p>
          </table:table-cell>
          <table:table-cell office:value-type="float" office:value="81.33">
            <text:p>81.33</text:p>
          </table:table-cell>
          <table:table-cell office:value-type="string">
            <text:p/>
          </table:table-cell>
          <table:table-cell office:value-type="float" office:value="65.27">
            <text:p>65.27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uzhan</text:p>
          </table:table-cell>
          <table:table-cell office:value-type="string">
            <text:p>Kossubayeva</text:p>
          </table:table-cell>
          <table:table-cell office:value-type="string">
            <text:p>242665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2665@astanait.edu.kz</text:p>
          </table:table-cell>
          <table:table-cell office:value-type="float" office:value="68.45">
            <text:p>68.45</text:p>
          </table:table-cell>
          <table:table-cell office:value-type="string">
            <text:p/>
          </table:table-cell>
          <table:table-cell office:value-type="float" office:value="65.23">
            <text:p>65.23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72.22">
            <text:p>72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sanali</text:p>
          </table:table-cell>
          <table:table-cell office:value-type="string">
            <text:p>Kozhakhmetov</text:p>
          </table:table-cell>
          <table:table-cell office:value-type="string">
            <text:p>240702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0702@astanait.edu.kz</text:p>
          </table:table-cell>
          <table:table-cell office:value-type="float" office:value="73.92">
            <text:p>73.92</text:p>
          </table:table-cell>
          <table:table-cell office:value-type="string">
            <text:p/>
          </table:table-cell>
          <table:table-cell office:value-type="float" office:value="70.49">
            <text:p>70.49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Elizaveta</text:p>
          </table:table-cell>
          <table:table-cell office:value-type="string">
            <text:p>Krasnochsheko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057@astanait.edu.kz</text:p>
          </table:table-cell>
          <table:table-cell office:value-type="float" office:value="68.87">
            <text:p>68.87</text:p>
          </table:table-cell>
          <table:table-cell office:value-type="string">
            <text:p/>
          </table:table-cell>
          <table:table-cell office:value-type="float" office:value="54.53">
            <text:p>54.53</text:p>
          </table:table-cell>
          <table:table-cell office:value-type="string">
            <text:p/>
          </table:table-cell>
          <table:table-cell office:value-type="float" office:value="62.00">
            <text:p>6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Korkem</text:p>
          </table:table-cell>
          <table:table-cell office:value-type="string">
            <text:p>Kulmyrza</text:p>
          </table:table-cell>
          <table:table-cell office:value-type="string">
            <text:p>242496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2496@astanait.edu.kz</text:p>
          </table:table-cell>
          <table:table-cell office:value-type="float" office:value="44.40">
            <text:p>44.40</text:p>
          </table:table-cell>
          <table:table-cell office:value-type="string">
            <text:p/>
          </table:table-cell>
          <table:table-cell office:value-type="float" office:value="1.20">
            <text:p>1.2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3.16">
            <text:p>63.1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20.00">
            <text:p>2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Rauan</text:p>
          </table:table-cell>
          <table:table-cell office:value-type="string">
            <text:p>Kuntuganov</text:p>
          </table:table-cell>
          <table:table-cell office:value-type="string">
            <text:p>242159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159@astanait.edu.kz</text:p>
          </table:table-cell>
          <table:table-cell office:value-type="float" office:value="93.52">
            <text:p>93.52</text:p>
          </table:table-cell>
          <table:table-cell office:value-type="string">
            <text:p/>
          </table:table-cell>
          <table:table-cell office:value-type="float" office:value="99.47">
            <text:p>99.47</text:p>
          </table:table-cell>
          <table:table-cell office:value-type="string">
            <text:p/>
          </table:table-cell>
          <table:table-cell office:value-type="float" office:value="96.00">
            <text:p>96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+</text:p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Sayalym</text:p>
          </table:table-cell>
          <table:table-cell office:value-type="string">
            <text:p>Kural</text:p>
          </table:table-cell>
          <table:table-cell office:value-type="string">
            <text:p>240363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363@astanait.edu.kz</text:p>
          </table:table-cell>
          <table:table-cell office:value-type="float" office:value="82.42">
            <text:p>82.42</text:p>
          </table:table-cell>
          <table:table-cell office:value-type="string">
            <text:p/>
          </table:table-cell>
          <table:table-cell office:value-type="float" office:value="71.47">
            <text:p>71.47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Sofya</text:p>
          </table:table-cell>
          <table:table-cell office:value-type="string">
            <text:p>Kuzmina</text:p>
          </table:table-cell>
          <table:table-cell office:value-type="string">
            <text:p>241576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576@astanait.edu.kz</text:p>
          </table:table-cell>
          <table:table-cell office:value-type="float" office:value="47.15">
            <text:p>47.15</text:p>
          </table:table-cell>
          <table:table-cell office:value-type="string">
            <text:p/>
          </table:table-cell>
          <table:table-cell office:value-type="float" office:value="69.53">
            <text:p>69.53</text:p>
          </table:table-cell>
          <table:table-cell office:value-type="string">
            <text:p/>
          </table:table-cell>
          <table:table-cell office:value-type="float" office:value="58.00">
            <text:p>58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77.78">
            <text:p>77.7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Sofia was unable to check your code because you provided a screenshot of the program code</text:p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Eduard</text:p>
          </table:table-cell>
          <table:table-cell office:value-type="string">
            <text:p>Lyan</text:p>
          </table:table-cell>
          <table:table-cell office:value-type="string">
            <text:p>240766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766@astanait.edu.kz</text:p>
          </table:table-cell>
          <table:table-cell office:value-type="float" office:value="72.32">
            <text:p>72.32</text:p>
          </table:table-cell>
          <table:table-cell office:value-type="string">
            <text:p/>
          </table:table-cell>
          <table:table-cell office:value-type="float" office:value="69.40">
            <text:p>69.4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>You need to do the task before the deadline.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Yenlik</text:p>
          </table:table-cell>
          <table:table-cell office:value-type="string">
            <text:p>Manarbekova</text:p>
          </table:table-cell>
          <table:table-cell office:value-type="string">
            <text:p>241140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140@astanait.edu.kz</text:p>
          </table:table-cell>
          <table:table-cell office:value-type="float" office:value="65.62">
            <text:p>65.62</text:p>
          </table:table-cell>
          <table:table-cell office:value-type="string">
            <text:p/>
          </table:table-cell>
          <table:table-cell office:value-type="float" office:value="53.87">
            <text:p>53.8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han</text:p>
          </table:table-cell>
          <table:table-cell office:value-type="string">
            <text:p>Manat</text:p>
          </table:table-cell>
          <table:table-cell office:value-type="string">
            <text:p>240683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0683@astanait.edu.kz</text:p>
          </table:table-cell>
          <table:table-cell office:value-type="float" office:value="90.63">
            <text:p>90.63</text:p>
          </table:table-cell>
          <table:table-cell office:value-type="string">
            <text:p/>
          </table:table-cell>
          <table:table-cell office:value-type="float" office:value="96.07">
            <text:p>96.07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sen</text:p>
          </table:table-cell>
          <table:table-cell office:value-type="string">
            <text:p>Mazhitov</text:p>
          </table:table-cell>
          <table:table-cell office:value-type="string">
            <text:p>240913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913@astanait.edu.kz</text:p>
          </table:table-cell>
          <table:table-cell office:value-type="float" office:value="85.48">
            <text:p>85.48</text:p>
          </table:table-cell>
          <table:table-cell office:value-type="string">
            <text:p/>
          </table:table-cell>
          <table:table-cell office:value-type="float" office:value="82.93">
            <text:p>82.9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30
2*3*5*-the result is not correct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khmet</text:p>
          </table:table-cell>
          <table:table-cell office:value-type="string">
            <text:p>Meirmanov</text:p>
          </table:table-cell>
          <table:table-cell office:value-type="string">
            <text:p>242564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2564@astanait.edu.kz</text:p>
          </table:table-cell>
          <table:table-cell office:value-type="float" office:value="82.77">
            <text:p>82.77</text:p>
          </table:table-cell>
          <table:table-cell office:value-type="string">
            <text:p/>
          </table:table-cell>
          <table:table-cell office:value-type="float" office:value="62.29">
            <text:p>62.29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84.21">
            <text:p>84.2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argiz</text:p>
          </table:table-cell>
          <table:table-cell office:value-type="string">
            <text:p>Mnaidarova</text:p>
          </table:table-cell>
          <table:table-cell office:value-type="string">
            <text:p>241568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1568@astanait.edu.kz</text:p>
          </table:table-cell>
          <table:table-cell office:value-type="float" office:value="70.77">
            <text:p>70.77</text:p>
          </table:table-cell>
          <table:table-cell office:value-type="string">
            <text:p/>
          </table:table-cell>
          <table:table-cell office:value-type="float" office:value="57.27">
            <text:p>57.27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56">
            <text:p>80.5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where is the document</text:p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did not use the function for input and output of the string. And pointer. did not output the correct answer when I checked the following data
text: This is jdjd
keyword: is
where keyword last occurs in the text: 5
Correct answer 2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Bakzhuldyz</text:p>
          </table:table-cell>
          <table:table-cell office:value-type="string">
            <text:p>Moldabayeva</text:p>
          </table:table-cell>
          <table:table-cell office:value-type="string">
            <text:p>240367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0367@astanait.edu.kz</text:p>
          </table:table-cell>
          <table:table-cell office:value-type="float" office:value="85.23">
            <text:p>85.23</text:p>
          </table:table-cell>
          <table:table-cell office:value-type="string">
            <text:p/>
          </table:table-cell>
          <table:table-cell office:value-type="float" office:value="65.67">
            <text:p>65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2.22">
            <text:p>72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iana</text:p>
          </table:table-cell>
          <table:table-cell office:value-type="string">
            <text:p>Mordvintseva</text:p>
          </table:table-cell>
          <table:table-cell office:value-type="string">
            <text:p>241589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589@astanait.edu.kz</text:p>
          </table:table-cell>
          <table:table-cell office:value-type="float" office:value="81.18">
            <text:p>81.18</text:p>
          </table:table-cell>
          <table:table-cell office:value-type="string">
            <text:p/>
          </table:table-cell>
          <table:table-cell office:value-type="float" office:value="80.21">
            <text:p>80.21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good job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mina</text:p>
          </table:table-cell>
          <table:table-cell office:value-type="string">
            <text:p>Mukatay</text:p>
          </table:table-cell>
          <table:table-cell office:value-type="string">
            <text:p>241743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743@astanait.edu.kz</text:p>
          </table:table-cell>
          <table:table-cell office:value-type="float" office:value="81.03">
            <text:p>81.03</text:p>
          </table:table-cell>
          <table:table-cell office:value-type="string">
            <text:p/>
          </table:table-cell>
          <table:table-cell office:value-type="float" office:value="71.40">
            <text:p>71.4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Toktar</text:p>
          </table:table-cell>
          <table:table-cell office:value-type="string">
            <text:p>Mukatay</text:p>
          </table:table-cell>
          <table:table-cell office:value-type="string">
            <text:p>241205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205@astanait.edu.kz</text:p>
          </table:table-cell>
          <table:table-cell office:value-type="float" office:value="76.98">
            <text:p>76.98</text:p>
          </table:table-cell>
          <table:table-cell office:value-type="string">
            <text:p/>
          </table:table-cell>
          <table:table-cell office:value-type="float" office:value="75.16">
            <text:p>75.16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gzhan</text:p>
          </table:table-cell>
          <table:table-cell office:value-type="string">
            <text:p>Mukhambet</text:p>
          </table:table-cell>
          <table:table-cell office:value-type="string">
            <text:p>241358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358@astanait.edu.kz</text:p>
          </table:table-cell>
          <table:table-cell office:value-type="float" office:value="88.10">
            <text:p>88.10</text:p>
          </table:table-cell>
          <table:table-cell office:value-type="string">
            <text:p/>
          </table:table-cell>
          <table:table-cell office:value-type="float" office:value="87.55">
            <text:p>87.55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9.00">
            <text:p>9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izhamal</text:p>
          </table:table-cell>
          <table:table-cell office:value-type="string">
            <text:p>Mukhamedzhan</text:p>
          </table:table-cell>
          <table:table-cell office:value-type="string">
            <text:p>242136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2136@astanait.edu.kz</text:p>
          </table:table-cell>
          <table:table-cell office:value-type="float" office:value="66.13">
            <text:p>66.13</text:p>
          </table:table-cell>
          <table:table-cell office:value-type="string">
            <text:p/>
          </table:table-cell>
          <table:table-cell office:value-type="float" office:value="60.40">
            <text:p>60.4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khan</text:p>
          </table:table-cell>
          <table:table-cell office:value-type="string">
            <text:p>Mukyshev</text:p>
          </table:table-cell>
          <table:table-cell office:value-type="string">
            <text:p>240685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685@astanait.edu.kz</text:p>
          </table:table-cell>
          <table:table-cell office:value-type="float" office:value="87.52">
            <text:p>87.52</text:p>
          </table:table-cell>
          <table:table-cell office:value-type="string">
            <text:p/>
          </table:table-cell>
          <table:table-cell office:value-type="float" office:value="86.07">
            <text:p>86.07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Bekzat</text:p>
          </table:table-cell>
          <table:table-cell office:value-type="string">
            <text:p>Mur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1828@astanait.edu.kz</text:p>
          </table:table-cell>
          <table:table-cell office:value-type="float" office:value="70.67">
            <text:p>70.67</text:p>
          </table:table-cell>
          <table:table-cell office:value-type="string">
            <text:p/>
          </table:table-cell>
          <table:table-cell office:value-type="float" office:value="55.13">
            <text:p>55.13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Проверила следующий ввод Text: This is sened
Keyword: is
5
правильный ответ 2 </text:p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Ulpan</text:p>
          </table:table-cell>
          <table:table-cell office:value-type="string">
            <text:p>Muratova</text:p>
          </table:table-cell>
          <table:table-cell office:value-type="string">
            <text:p>241423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423@astanait.edu.kz</text:p>
          </table:table-cell>
          <table:table-cell office:value-type="float" office:value="63.53">
            <text:p>63.53</text:p>
          </table:table-cell>
          <table:table-cell office:value-type="string">
            <text:p/>
          </table:table-cell>
          <table:table-cell office:value-type="float" office:value="57.20">
            <text:p>57.2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Sabina</text:p>
          </table:table-cell>
          <table:table-cell office:value-type="string">
            <text:p>Myltykbay</text:p>
          </table:table-cell>
          <table:table-cell office:value-type="string">
            <text:p>241723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723@astanait.edu.kz</text:p>
          </table:table-cell>
          <table:table-cell office:value-type="float" office:value="86.52">
            <text:p>86.52</text:p>
          </table:table-cell>
          <table:table-cell office:value-type="string">
            <text:p/>
          </table:table-cell>
          <table:table-cell office:value-type="float" office:value="83.93">
            <text:p>83.9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3.33">
            <text:p>9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Ingkar</text:p>
          </table:table-cell>
          <table:table-cell office:value-type="string">
            <text:p>Nussipzhan</text:p>
          </table:table-cell>
          <table:table-cell office:value-type="string">
            <text:p>240461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0461@astanait.edu.kz</text:p>
          </table:table-cell>
          <table:table-cell office:value-type="float" office:value="67.57">
            <text:p>67.57</text:p>
          </table:table-cell>
          <table:table-cell office:value-type="string">
            <text:p/>
          </table:table-cell>
          <table:table-cell office:value-type="float" office:value="34.33">
            <text:p>34.33</text:p>
          </table:table-cell>
          <table:table-cell office:value-type="string">
            <text:p/>
          </table:table-cell>
          <table:table-cell office:value-type="float" office:value="51.00">
            <text:p>51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5.00">
            <text:p>5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15.00">
            <text:p>1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5.00">
            <text:p>5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rya</text:p>
          </table:table-cell>
          <table:table-cell office:value-type="string">
            <text:p>Nyashina</text:p>
          </table:table-cell>
          <table:table-cell office:value-type="string">
            <text:p>241534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534@astanait.edu.kz</text:p>
          </table:table-cell>
          <table:table-cell office:value-type="float" office:value="84.90">
            <text:p>84.90</text:p>
          </table:table-cell>
          <table:table-cell office:value-type="string">
            <text:p/>
          </table:table-cell>
          <table:table-cell office:value-type="float" office:value="80.27">
            <text:p>80.2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good job</text:p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urdaulet</text:p>
          </table:table-cell>
          <table:table-cell office:value-type="string">
            <text:p>Omar</text:p>
          </table:table-cell>
          <table:table-cell office:value-type="string">
            <text:p>242372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372@astanait.edu.kz</text:p>
          </table:table-cell>
          <table:table-cell office:value-type="float" office:value="51.93">
            <text:p>51.93</text:p>
          </table:table-cell>
          <table:table-cell office:value-type="string">
            <text:p/>
          </table:table-cell>
          <table:table-cell office:value-type="float" office:value="62.00">
            <text:p>62.00</text:p>
          </table:table-cell>
          <table:table-cell office:value-type="string">
            <text:p/>
          </table:table-cell>
          <table:table-cell office:value-type="float" office:value="57.00">
            <text:p>57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2.00">
            <text:p>62.00</text:p>
          </table:table-cell>
          <table:table-cell office:value-type="string">
            <text:p/>
          </table:table-cell>
          <table:table-cell office:value-type="float" office:value="72.22">
            <text:p>72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where is the document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did not use using namespace, function for input and for output. Doesn't check next input This is kdkdksj
IS
your code did not output -1</text:p>
          </table:table-cell>
          <table:table-cell office:value-type="float" office:value="62.00">
            <text:p>6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rzhan</text:p>
          </table:table-cell>
          <table:table-cell office:value-type="string">
            <text:p>Ordabek</text:p>
          </table:table-cell>
          <table:table-cell office:value-type="string">
            <text:p>242325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2325@astanait.edu.kz</text:p>
          </table:table-cell>
          <table:table-cell office:value-type="float" office:value="70.27">
            <text:p>70.27</text:p>
          </table:table-cell>
          <table:table-cell office:value-type="string">
            <text:p/>
          </table:table-cell>
          <table:table-cell office:value-type="float" office:value="71.40">
            <text:p>71.4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94.74">
            <text:p>94.7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Vladislav</text:p>
          </table:table-cell>
          <table:table-cell office:value-type="string">
            <text:p>Ovchinnikov</text:p>
          </table:table-cell>
          <table:table-cell office:value-type="string">
            <text:p>242264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2264@astanait.edu.kz</text:p>
          </table:table-cell>
          <table:table-cell office:value-type="float" office:value="76.97">
            <text:p>76.97</text:p>
          </table:table-cell>
          <table:table-cell office:value-type="string">
            <text:p/>
          </table:table-cell>
          <table:table-cell office:value-type="float" office:value="63.47">
            <text:p>63.4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Viktoriya</text:p>
          </table:table-cell>
          <table:table-cell office:value-type="string">
            <text:p>Ovchinnikova</text:p>
          </table:table-cell>
          <table:table-cell office:value-type="string">
            <text:p>242267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2267@astanait.edu.kz</text:p>
          </table:table-cell>
          <table:table-cell office:value-type="float" office:value="78.25">
            <text:p>78.25</text:p>
          </table:table-cell>
          <table:table-cell office:value-type="string">
            <text:p/>
          </table:table-cell>
          <table:table-cell office:value-type="float" office:value="72.27">
            <text:p>72.2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the document did not provide a screenshot of which checkors you checked</text:p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oldir</text:p>
          </table:table-cell>
          <table:table-cell office:value-type="string">
            <text:p>Qasym</text:p>
          </table:table-cell>
          <table:table-cell office:value-type="string">
            <text:p>241896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896@astanait.edu.kz</text:p>
          </table:table-cell>
          <table:table-cell office:value-type="float" office:value="83.55">
            <text:p>83.55</text:p>
          </table:table-cell>
          <table:table-cell office:value-type="string">
            <text:p/>
          </table:table-cell>
          <table:table-cell office:value-type="float" office:value="84.20">
            <text:p>84.20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I didn't find your code in the contestor</text:p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good job</text:p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uzhan</text:p>
          </table:table-cell>
          <table:table-cell office:value-type="string">
            <text:p>Raissova</text:p>
          </table:table-cell>
          <table:table-cell office:value-type="string">
            <text:p>240306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306@astanait.edu.kz</text:p>
          </table:table-cell>
          <table:table-cell office:value-type="float" office:value="72.47">
            <text:p>72.47</text:p>
          </table:table-cell>
          <table:table-cell office:value-type="string">
            <text:p/>
          </table:table-cell>
          <table:table-cell office:value-type="float" office:value="69.73">
            <text:p>69.7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97.22">
            <text:p>97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20.00">
            <text:p>2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Togzhan</text:p>
          </table:table-cell>
          <table:table-cell office:value-type="string">
            <text:p>Rakanova</text:p>
          </table:table-cell>
          <table:table-cell office:value-type="string">
            <text:p>241311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311@astanait.edu.kz</text:p>
          </table:table-cell>
          <table:table-cell office:value-type="float" office:value="84.58">
            <text:p>84.58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erey</text:p>
          </table:table-cell>
          <table:table-cell office:value-type="string">
            <text:p>Rakhimbetova</text:p>
          </table:table-cell>
          <table:table-cell office:value-type="string">
            <text:p>241724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724@astanait.edu.kz</text:p>
          </table:table-cell>
          <table:table-cell office:value-type="float" office:value="81.33">
            <text:p>81.33</text:p>
          </table:table-cell>
          <table:table-cell office:value-type="string">
            <text:p/>
          </table:table-cell>
          <table:table-cell office:value-type="float" office:value="74.53">
            <text:p>74.5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good job</text:p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Guldana</text:p>
          </table:table-cell>
          <table:table-cell office:value-type="string">
            <text:p>Ramazanova</text:p>
          </table:table-cell>
          <table:table-cell office:value-type="string">
            <text:p>241139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139@astanait.edu.kz</text:p>
          </table:table-cell>
          <table:table-cell office:value-type="float" office:value="87.27">
            <text:p>87.27</text:p>
          </table:table-cell>
          <table:table-cell office:value-type="string">
            <text:p/>
          </table:table-cell>
          <table:table-cell office:value-type="float" office:value="83.31">
            <text:p>83.31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Vladislav</text:p>
          </table:table-cell>
          <table:table-cell office:value-type="string">
            <text:p>Rudi</text:p>
          </table:table-cell>
          <table:table-cell office:value-type="string">
            <text:p>242004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2004@astanait.edu.kz</text:p>
          </table:table-cell>
          <table:table-cell office:value-type="float" office:value="72.57">
            <text:p>72.57</text:p>
          </table:table-cell>
          <table:table-cell office:value-type="string">
            <text:p/>
          </table:table-cell>
          <table:table-cell office:value-type="float" office:value="68.79">
            <text:p>68.79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diyar</text:p>
          </table:table-cell>
          <table:table-cell office:value-type="string">
            <text:p>Rustambekov</text:p>
          </table:table-cell>
          <table:table-cell office:value-type="string">
            <text:p>240552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0552@astanait.edu.kz</text:p>
          </table:table-cell>
          <table:table-cell office:value-type="float" office:value="68.70">
            <text:p>68.70</text:p>
          </table:table-cell>
          <table:table-cell office:value-type="string">
            <text:p/>
          </table:table-cell>
          <table:table-cell office:value-type="float" office:value="65.43">
            <text:p>65.43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n't check your code. the code gave an error</text:p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dina</text:p>
          </table:table-cell>
          <table:table-cell office:value-type="string">
            <text:p>Rustem</text:p>
          </table:table-cell>
          <table:table-cell office:value-type="string">
            <text:p>241184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184@astanait.edu.kz</text:p>
          </table:table-cell>
          <table:table-cell office:value-type="float" office:value="74.42">
            <text:p>74.42</text:p>
          </table:table-cell>
          <table:table-cell office:value-type="string">
            <text:p/>
          </table:table-cell>
          <table:table-cell office:value-type="float" office:value="57.20">
            <text:p>57.2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36.67">
            <text:p>36.67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man</text:p>
          </table:table-cell>
          <table:table-cell office:value-type="string">
            <text:p>Ryskulov</text:p>
          </table:table-cell>
          <table:table-cell office:value-type="string">
            <text:p>241651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651@astanait.edu.kz</text:p>
          </table:table-cell>
          <table:table-cell office:value-type="float" office:value="67.35">
            <text:p>67.35</text:p>
          </table:table-cell>
          <table:table-cell office:value-type="string">
            <text:p/>
          </table:table-cell>
          <table:table-cell office:value-type="float" office:value="52.00">
            <text:p>52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36.67">
            <text:p>36.6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4.74">
            <text:p>94.7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36.67">
            <text:p>3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iana</text:p>
          </table:table-cell>
          <table:table-cell office:value-type="string">
            <text:p>Sabulla</text:p>
          </table:table-cell>
          <table:table-cell office:value-type="string">
            <text:p>240687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0687@astanait.edu.kz</text:p>
          </table:table-cell>
          <table:table-cell office:value-type="float" office:value="88.80">
            <text:p>88.80</text:p>
          </table:table-cell>
          <table:table-cell office:value-type="string">
            <text:p/>
          </table:table-cell>
          <table:table-cell office:value-type="float" office:value="94.93">
            <text:p>94.93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>+</text:p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bylaikhan</text:p>
          </table:table-cell>
          <table:table-cell office:value-type="string">
            <text:p>Sadvakassov</text:p>
          </table:table-cell>
          <table:table-cell office:value-type="string">
            <text:p>241476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476@astanait.edu.kz</text:p>
          </table:table-cell>
          <table:table-cell office:value-type="float" office:value="62.20">
            <text:p>62.20</text:p>
          </table:table-cell>
          <table:table-cell office:value-type="string">
            <text:p/>
          </table:table-cell>
          <table:table-cell office:value-type="float" office:value="55.80">
            <text:p>55.80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77.78">
            <text:p>77.7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dina</text:p>
          </table:table-cell>
          <table:table-cell office:value-type="string">
            <text:p>Sadykova</text:p>
          </table:table-cell>
          <table:table-cell office:value-type="string">
            <text:p>242687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2687@astanait.edu.kz</text:p>
          </table:table-cell>
          <table:table-cell office:value-type="float" office:value="72.72">
            <text:p>72.72</text:p>
          </table:table-cell>
          <table:table-cell office:value-type="string">
            <text:p/>
          </table:table-cell>
          <table:table-cell office:value-type="float" office:value="76.96">
            <text:p>76.96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sher</text:p>
          </table:table-cell>
          <table:table-cell office:value-type="string">
            <text:p>Sagymbek</text:p>
          </table:table-cell>
          <table:table-cell office:value-type="string">
            <text:p>241968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968@astanait.edu.kz</text:p>
          </table:table-cell>
          <table:table-cell office:value-type="float" office:value="64.88">
            <text:p>64.88</text:p>
          </table:table-cell>
          <table:table-cell office:value-type="string">
            <text:p/>
          </table:table-cell>
          <table:table-cell office:value-type="float" office:value="60.92">
            <text:p>60.92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niyal</text:p>
          </table:table-cell>
          <table:table-cell office:value-type="string">
            <text:p>Sandyba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157@astanait.edu.kz</text:p>
          </table:table-cell>
          <table:table-cell office:value-type="float" office:value="55.19">
            <text:p>55.19</text:p>
          </table:table-cell>
          <table:table-cell office:value-type="string">
            <text:p/>
          </table:table-cell>
          <table:table-cell office:value-type="float" office:value="52.47">
            <text:p>52.47</text:p>
          </table:table-cell>
          <table:table-cell office:value-type="string">
            <text:p/>
          </table:table-cell>
          <table:table-cell office:value-type="float" office:value="54.00">
            <text:p>54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58.00">
            <text:p>58.00</text:p>
          </table:table-cell>
          <table:table-cell office:value-type="string">
            <text:p/>
          </table:table-cell>
          <table:table-cell office:value-type="float" office:value="77.78">
            <text:p>77.7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text: This is jdjd
keyword: is
output: 5
ваш код вывел ответ 5, но правильный ответ 2</text:p>
          </table:table-cell>
          <table:table-cell office:value-type="float" office:value="58.00">
            <text:p>5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ailym</text:p>
          </table:table-cell>
          <table:table-cell office:value-type="string">
            <text:p>Sarsenbina</text:p>
          </table:table-cell>
          <table:table-cell office:value-type="string">
            <text:p>241332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332@astanait.edu.kz</text:p>
          </table:table-cell>
          <table:table-cell office:value-type="float" office:value="75.57">
            <text:p>75.57</text:p>
          </table:table-cell>
          <table:table-cell office:value-type="string">
            <text:p/>
          </table:table-cell>
          <table:table-cell office:value-type="float" office:value="75.47">
            <text:p>75.4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97.37">
            <text:p>97.3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Faruza</text:p>
          </table:table-cell>
          <table:table-cell office:value-type="string">
            <text:p>Saruar</text:p>
          </table:table-cell>
          <table:table-cell office:value-type="string">
            <text:p>241906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906@astanait.edu.kz</text:p>
          </table:table-cell>
          <table:table-cell office:value-type="float" office:value="82.40">
            <text:p>82.4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>I couldn't open the file and there was only 3 tasks in the contestor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sher</text:p>
          </table:table-cell>
          <table:table-cell office:value-type="string">
            <text:p>Sergaliyev</text:p>
          </table:table-cell>
          <table:table-cell office:value-type="string">
            <text:p>241641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641@astanait.edu.kz</text:p>
          </table:table-cell>
          <table:table-cell office:value-type="float" office:value="73.47">
            <text:p>73.47</text:p>
          </table:table-cell>
          <table:table-cell office:value-type="string">
            <text:p/>
          </table:table-cell>
          <table:table-cell office:value-type="float" office:value="70.67">
            <text:p>70.67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Bakdaulet</text:p>
          </table:table-cell>
          <table:table-cell office:value-type="string">
            <text:p>Serikov</text:p>
          </table:table-cell>
          <table:table-cell office:value-type="string">
            <text:p>240316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0316@astanait.edu.kz</text:p>
          </table:table-cell>
          <table:table-cell office:value-type="float" office:value="67.32">
            <text:p>67.32</text:p>
          </table:table-cell>
          <table:table-cell office:value-type="string">
            <text:p/>
          </table:table-cell>
          <table:table-cell office:value-type="float" office:value="63.83">
            <text:p>63.83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36.67">
            <text:p>3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Zumrat</text:p>
          </table:table-cell>
          <table:table-cell office:value-type="string">
            <text:p>Shamgon</text:p>
          </table:table-cell>
          <table:table-cell office:value-type="string">
            <text:p>242118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2118@astanait.edu.kz</text:p>
          </table:table-cell>
          <table:table-cell office:value-type="float" office:value="90.13">
            <text:p>90.13</text:p>
          </table:table-cell>
          <table:table-cell office:value-type="string">
            <text:p/>
          </table:table-cell>
          <table:table-cell office:value-type="float" office:value="79.29">
            <text:p>79.29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Zumrad</text:p>
          </table:table-cell>
          <table:table-cell office:value-type="string">
            <text:p>Sherbadalova</text:p>
          </table:table-cell>
          <table:table-cell office:value-type="string">
            <text:p>243076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3076@astanait.edu.kz</text:p>
          </table:table-cell>
          <table:table-cell office:value-type="float" office:value="62.90">
            <text:p>62.90</text:p>
          </table:table-cell>
          <table:table-cell office:value-type="string">
            <text:p/>
          </table:table-cell>
          <table:table-cell office:value-type="float" office:value="74.87">
            <text:p>74.87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diyar</text:p>
          </table:table-cell>
          <table:table-cell office:value-type="string">
            <text:p>Slyambek</text:p>
          </table:table-cell>
          <table:table-cell office:value-type="string">
            <text:p>242461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2461@astanait.edu.kz</text:p>
          </table:table-cell>
          <table:table-cell office:value-type="float" office:value="21.00">
            <text:p>21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44.44">
            <text:p>4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Sofiya</text:p>
          </table:table-cell>
          <table:table-cell office:value-type="string">
            <text:p>Smagulova</text:p>
          </table:table-cell>
          <table:table-cell office:value-type="string">
            <text:p>242080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2080@astanait.edu.kz</text:p>
          </table:table-cell>
          <table:table-cell office:value-type="float" office:value="74.62">
            <text:p>74.62</text:p>
          </table:table-cell>
          <table:table-cell office:value-type="string">
            <text:p/>
          </table:table-cell>
          <table:table-cell office:value-type="float" office:value="80.36">
            <text:p>80.36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3.00">
            <text:p>93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nara</text:p>
          </table:table-cell>
          <table:table-cell office:value-type="string">
            <text:p>Smailova</text:p>
          </table:table-cell>
          <table:table-cell office:value-type="string">
            <text:p>240534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0534@astanait.edu.kz</text:p>
          </table:table-cell>
          <table:table-cell office:value-type="float" office:value="87.85">
            <text:p>87.85</text:p>
          </table:table-cell>
          <table:table-cell office:value-type="string">
            <text:p/>
          </table:table-cell>
          <table:table-cell office:value-type="float" office:value="84.87">
            <text:p>84.8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aqsat</text:p>
          </table:table-cell>
          <table:table-cell office:value-type="string">
            <text:p>Syrtbay</text:p>
          </table:table-cell>
          <table:table-cell office:value-type="string">
            <text:p>240459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0459@astanait.edu.kz</text:p>
          </table:table-cell>
          <table:table-cell office:value-type="float" office:value="61.23">
            <text:p>61.23</text:p>
          </table:table-cell>
          <table:table-cell office:value-type="string">
            <text:p/>
          </table:table-cell>
          <table:table-cell office:value-type="float" office:value="28.27">
            <text:p>28.27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>this is jjdjd
is
3
При проверка данного input  ваша программа выдал 3 хотя ответ 2. и еще не использовали poniter </text:p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ilana</text:p>
          </table:table-cell>
          <table:table-cell office:value-type="string">
            <text:p>Taimurz</text:p>
          </table:table-cell>
          <table:table-cell office:value-type="string">
            <text:p>241525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1525@astanait.edu.kz</text:p>
          </table:table-cell>
          <table:table-cell office:value-type="float" office:value="82.20">
            <text:p>82.20</text:p>
          </table:table-cell>
          <table:table-cell office:value-type="string">
            <text:p/>
          </table:table-cell>
          <table:table-cell office:value-type="float" office:value="81.67">
            <text:p>81.6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Sabina</text:p>
          </table:table-cell>
          <table:table-cell office:value-type="string">
            <text:p>Talapova</text:p>
          </table:table-cell>
          <table:table-cell office:value-type="string">
            <text:p>240252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0252@astanait.edu.kz</text:p>
          </table:table-cell>
          <table:table-cell office:value-type="float" office:value="70.67">
            <text:p>70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float" office:value="89.47">
            <text:p>89.4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20.00">
            <text:p>2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</text:p>
          </table:table-cell>
          <table:table-cell office:value-type="string">
            <text:p>Taspergenov</text:p>
          </table:table-cell>
          <table:table-cell office:value-type="string">
            <text:p>241465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465@astanait.edu.kz</text:p>
          </table:table-cell>
          <table:table-cell office:value-type="float" office:value="57.27">
            <text:p>57.27</text:p>
          </table:table-cell>
          <table:table-cell office:value-type="string">
            <text:p/>
          </table:table-cell>
          <table:table-cell office:value-type="float" office:value="58.53">
            <text:p>58.53</text:p>
          </table:table-cell>
          <table:table-cell office:value-type="string">
            <text:p/>
          </table:table-cell>
          <table:table-cell office:value-type="float" office:value="58.00">
            <text:p>58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1.05">
            <text:p>71.05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kerke</text:p>
          </table:table-cell>
          <table:table-cell office:value-type="string">
            <text:p>Tastemir</text:p>
          </table:table-cell>
          <table:table-cell office:value-type="string">
            <text:p>242488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488@astanait.edu.kz</text:p>
          </table:table-cell>
          <table:table-cell office:value-type="float" office:value="87.73">
            <text:p>87.73</text:p>
          </table:table-cell>
          <table:table-cell office:value-type="string">
            <text:p/>
          </table:table-cell>
          <table:table-cell office:value-type="float" office:value="68.13">
            <text:p>68.13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text: This is jdjd
keyword: is
output: 5
ваш код вывел ответ 5, но правильный ответ 2</text:p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uzhan</text:p>
          </table:table-cell>
          <table:table-cell office:value-type="string">
            <text:p>Tausheva</text:p>
          </table:table-cell>
          <table:table-cell office:value-type="string">
            <text:p>240349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349@astanait.edu.kz</text:p>
          </table:table-cell>
          <table:table-cell office:value-type="float" office:value="70.83">
            <text:p>70.83</text:p>
          </table:table-cell>
          <table:table-cell office:value-type="string">
            <text:p/>
          </table:table-cell>
          <table:table-cell office:value-type="float" office:value="70.53">
            <text:p>70.53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Yasmin</text:p>
          </table:table-cell>
          <table:table-cell office:value-type="string">
            <text:p>Tazhgulova</text:p>
          </table:table-cell>
          <table:table-cell office:value-type="string">
            <text:p>240578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578@astanait.edu.kz</text:p>
          </table:table-cell>
          <table:table-cell office:value-type="float" office:value="68.13">
            <text:p>68.13</text:p>
          </table:table-cell>
          <table:table-cell office:value-type="string">
            <text:p/>
          </table:table-cell>
          <table:table-cell office:value-type="float" office:value="72.87">
            <text:p>72.87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I didn't find your code in the contestor</text:p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there were errors in your program code.  That's why you couldn't check. correct code #include 
#include 
using namespace std;

int anagrams(char *str1, char *str2) { // функция, которая проверяет являются ли строки анаграммами
    if (strlen(str1) != strlen(str2)) return 0; // проверяет длины двух строк, если они не одинаковы, то возвращет 0, потому что длины строк не совпадают
    for (int i = 0; i &amp;lt; strlen(str1) - 1; i++) {
        for (int j = i + 1; j &amp;lt; strlen(str1); j++) {
            if (str1[i] &amp;gt; str1[j]) { // если текущий символ больше следуюшего, то меняет местами
                char temp = str1[i];
                str1[i] = str1[j];
                str1[j] = temp;
            }
        }
    }
    for (int i = 0; i &amp;lt; strlen(str2) - 1; i++) {
        for (int j = i + 1; j &amp;lt; strlen(str2); j++) {
            if (str2[i] &amp;gt; str2[j]) {
                char temp = str2[i];
                str2[i] = str2[j];
                str2[j] = temp;
            }
        }
    }
    return strcmp(str1, str2) == 0; // сравнивает 2 строки и возвращает 0, если строки одинаковы, иначе ненулевое значение. Если строки после сортировки одинаковы, значит, они являются анаграммами, и функция возвращает 1, иначе — 0.
}

int main() { // два массива, в которых два слова
    char word1[256], word2[256];
    cin &amp;gt;&amp;gt; word1 &amp;gt;&amp;gt; word2;

    if (anagrams(word1, word2)) {
        cout &amp;lt;&amp;lt; "YES" &amp;lt;&amp;lt; endl;
    } else {
        cout &amp;lt;&amp;lt; "NO" &amp;lt;&amp;lt; endl;
    } //•  Если функция anagrams возвращает 1, значит, слова — анаграммы, и программа выводит "YES". Если возвращается 0, выводится "NO".

    return 0; //завершает программу
}
</text:p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ida</text:p>
          </table:table-cell>
          <table:table-cell office:value-type="string">
            <text:p>Toleberdyeva</text:p>
          </table:table-cell>
          <table:table-cell office:value-type="string">
            <text:p>241547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547@astanait.edu.kz</text:p>
          </table:table-cell>
          <table:table-cell office:value-type="float" office:value="71.18">
            <text:p>71.18</text:p>
          </table:table-cell>
          <table:table-cell office:value-type="string">
            <text:p/>
          </table:table-cell>
          <table:table-cell office:value-type="float" office:value="70.45">
            <text:p>70.45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33.33">
            <text:p>3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mila</text:p>
          </table:table-cell>
          <table:table-cell office:value-type="string">
            <text:p>Tolegen</text:p>
          </table:table-cell>
          <table:table-cell office:value-type="string">
            <text:p>241885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885@astanait.edu.kz</text:p>
          </table:table-cell>
          <table:table-cell office:value-type="float" office:value="84.17">
            <text:p>84.17</text:p>
          </table:table-cell>
          <table:table-cell office:value-type="string">
            <text:p/>
          </table:table-cell>
          <table:table-cell office:value-type="float" office:value="82.33">
            <text:p>82.33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dilseit</text:p>
          </table:table-cell>
          <table:table-cell office:value-type="string">
            <text:p>Tuiebay</text:p>
          </table:table-cell>
          <table:table-cell office:value-type="string">
            <text:p>241491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491@astanait.edu.kz</text:p>
          </table:table-cell>
          <table:table-cell office:value-type="float" office:value="60.27">
            <text:p>60.27</text:p>
          </table:table-cell>
          <table:table-cell office:value-type="string">
            <text:p/>
          </table:table-cell>
          <table:table-cell office:value-type="float" office:value="62.07">
            <text:p>62.07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68">
            <text:p>73.6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ailym</text:p>
          </table:table-cell>
          <table:table-cell office:value-type="string">
            <text:p>Tyulebayeva</text:p>
          </table:table-cell>
          <table:table-cell office:value-type="string">
            <text:p>241313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1313@astanait.edu.kz</text:p>
          </table:table-cell>
          <table:table-cell office:value-type="float" office:value="84.73">
            <text:p>84.73</text:p>
          </table:table-cell>
          <table:table-cell office:value-type="string">
            <text:p/>
          </table:table-cell>
          <table:table-cell office:value-type="float" office:value="67.47">
            <text:p>67.4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text: This is jdjd
keyword: is
output: 5
ваш код вывел ответ 5, но правильный ответ 2</text:p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azerke</text:p>
          </table:table-cell>
          <table:table-cell office:value-type="string">
            <text:p>Uisevkhankyzy</text:p>
          </table:table-cell>
          <table:table-cell office:value-type="string">
            <text:p>240052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052@astanait.edu.kz</text:p>
          </table:table-cell>
          <table:table-cell office:value-type="float" office:value="84.50">
            <text:p>84.50</text:p>
          </table:table-cell>
          <table:table-cell office:value-type="string">
            <text:p/>
          </table:table-cell>
          <table:table-cell office:value-type="float" office:value="79.27">
            <text:p>79.2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I didn't find your contestor code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good job</text:p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ya</text:p>
          </table:table-cell>
          <table:table-cell office:value-type="string">
            <text:p>Ulan</text:p>
          </table:table-cell>
          <table:table-cell office:value-type="string">
            <text:p>240866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866@astanait.edu.kz</text:p>
          </table:table-cell>
          <table:table-cell office:value-type="float" office:value="93.62">
            <text:p>93.62</text:p>
          </table:table-cell>
          <table:table-cell office:value-type="string">
            <text:p/>
          </table:table-cell>
          <table:table-cell office:value-type="float" office:value="72.60">
            <text:p>72.6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Miras</text:p>
          </table:table-cell>
          <table:table-cell office:value-type="string">
            <text:p>Umirzakov</text:p>
          </table:table-cell>
          <table:table-cell office:value-type="string">
            <text:p>242156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156@astanait.edu.kz</text:p>
          </table:table-cell>
          <table:table-cell office:value-type="float" office:value="58.23">
            <text:p>58.23</text:p>
          </table:table-cell>
          <table:table-cell office:value-type="string">
            <text:p/>
          </table:table-cell>
          <table:table-cell office:value-type="float" office:value="42.67">
            <text:p>42.67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55.00">
            <text:p>55.00</text:p>
          </table:table-cell>
          <table:table-cell office:value-type="string">
            <text:p/>
          </table:table-cell>
          <table:table-cell office:value-type="float" office:value="77.78">
            <text:p>77.7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Ваш чекер который вы предоставили в документе не правильно. Меня зовут Мирас ваш код должен был выдать 11. Програмный код не правильно работает </text:p>
          </table:table-cell>
          <table:table-cell office:value-type="float" office:value="55.00">
            <text:p>55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Yessen</text:p>
          </table:table-cell>
          <table:table-cell office:value-type="string">
            <text:p>Ungar</text:p>
          </table:table-cell>
          <table:table-cell office:value-type="string">
            <text:p>241645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1645@astanait.edu.kz</text:p>
          </table:table-cell>
          <table:table-cell office:value-type="float" office:value="83.83">
            <text:p>83.83</text:p>
          </table:table-cell>
          <table:table-cell office:value-type="string">
            <text:p/>
          </table:table-cell>
          <table:table-cell office:value-type="float" office:value="79.27">
            <text:p>79.2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mina</text:p>
          </table:table-cell>
          <table:table-cell office:value-type="string">
            <text:p>Urazbekova</text:p>
          </table:table-cell>
          <table:table-cell office:value-type="string">
            <text:p>240507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0507@astanait.edu.kz</text:p>
          </table:table-cell>
          <table:table-cell office:value-type="float" office:value="80.38">
            <text:p>80.38</text:p>
          </table:table-cell>
          <table:table-cell office:value-type="string">
            <text:p/>
          </table:table-cell>
          <table:table-cell office:value-type="float" office:value="75.47">
            <text:p>75.47</text:p>
          </table:table-cell>
          <table:table-cell office:value-type="string">
            <text:p/>
          </table:table-cell>
          <table:table-cell office:value-type="float" office:value="78.00">
            <text:p>78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 not check your code since you provided a screenshot of the program code</text:p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Zhanel</text:p>
          </table:table-cell>
          <table:table-cell office:value-type="string">
            <text:p>Ussenova</text:p>
          </table:table-cell>
          <table:table-cell office:value-type="string">
            <text:p>240213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0213@astanait.edu.kz</text:p>
          </table:table-cell>
          <table:table-cell office:value-type="float" office:value="69.70">
            <text:p>69.70</text:p>
          </table:table-cell>
          <table:table-cell office:value-type="string">
            <text:p/>
          </table:table-cell>
          <table:table-cell office:value-type="float" office:value="73.73">
            <text:p>73.73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</text:p>
          </table:table-cell>
          <table:table-cell office:value-type="string">
            <text:p>Yerbolatov</text:p>
          </table:table-cell>
          <table:table-cell office:value-type="string">
            <text:p>242201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2201@astanait.edu.kz</text:p>
          </table:table-cell>
          <table:table-cell office:value-type="float" office:value="89.07">
            <text:p>89.07</text:p>
          </table:table-cell>
          <table:table-cell office:value-type="string">
            <text:p/>
          </table:table-cell>
          <table:table-cell office:value-type="float" office:value="94.27">
            <text:p>94.27</text:p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91.67">
            <text:p>91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Yelnur</text:p>
          </table:table-cell>
          <table:table-cell office:value-type="string">
            <text:p>Yerbolkyzy</text:p>
          </table:table-cell>
          <table:table-cell office:value-type="string">
            <text:p>241232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232@astanait.edu.kz</text:p>
          </table:table-cell>
          <table:table-cell office:value-type="float" office:value="80.58">
            <text:p>80.58</text:p>
          </table:table-cell>
          <table:table-cell office:value-type="string">
            <text:p/>
          </table:table-cell>
          <table:table-cell office:value-type="float" office:value="76.47">
            <text:p>76.47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urdaulet</text:p>
          </table:table-cell>
          <table:table-cell office:value-type="string">
            <text:p>Yermekbay</text:p>
          </table:table-cell>
          <table:table-cell office:value-type="string">
            <text:p>240967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967@astanait.edu.kz</text:p>
          </table:table-cell>
          <table:table-cell office:value-type="float" office:value="66.88">
            <text:p>66.88</text:p>
          </table:table-cell>
          <table:table-cell office:value-type="string">
            <text:p/>
          </table:table-cell>
          <table:table-cell office:value-type="float" office:value="71.13">
            <text:p>71.13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didn't find your code in the contestor</text:p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>I couldn’t check your code since you sent a screenshot of the code</text:p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Khalida</text:p>
          </table:table-cell>
          <table:table-cell office:value-type="string">
            <text:p>Yerpan</text:p>
          </table:table-cell>
          <table:table-cell office:value-type="string">
            <text:p>241506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506@astanait.edu.kz</text:p>
          </table:table-cell>
          <table:table-cell office:value-type="float" office:value="88.22">
            <text:p>88.22</text:p>
          </table:table-cell>
          <table:table-cell office:value-type="string">
            <text:p/>
          </table:table-cell>
          <table:table-cell office:value-type="float" office:value="77.77">
            <text:p>77.77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ssem</text:p>
          </table:table-cell>
          <table:table-cell office:value-type="string">
            <text:p>Yessenbayeva</text:p>
          </table:table-cell>
          <table:table-cell office:value-type="string">
            <text:p>241050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050@astanait.edu.kz</text:p>
          </table:table-cell>
          <table:table-cell office:value-type="float" office:value="85.65">
            <text:p>85.65</text:p>
          </table:table-cell>
          <table:table-cell office:value-type="string">
            <text:p/>
          </table:table-cell>
          <table:table-cell office:value-type="float" office:value="73.13">
            <text:p>73.13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94.74">
            <text:p>94.7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meli</text:p>
          </table:table-cell>
          <table:table-cell office:value-type="string">
            <text:p>Yessenberlina</text:p>
          </table:table-cell>
          <table:table-cell office:value-type="string">
            <text:p>240193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0193@astanait.edu.kz</text:p>
          </table:table-cell>
          <table:table-cell office:value-type="float" office:value="70.32">
            <text:p>70.32</text:p>
          </table:table-cell>
          <table:table-cell office:value-type="string">
            <text:p/>
          </table:table-cell>
          <table:table-cell office:value-type="float" office:value="56.13">
            <text:p>56.13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3.00">
            <text:p>6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ina</text:p>
          </table:table-cell>
          <table:table-cell office:value-type="string">
            <text:p>Zhagiparova</text:p>
          </table:table-cell>
          <table:table-cell office:value-type="string">
            <text:p>240310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0310@astanait.edu.kz</text:p>
          </table:table-cell>
          <table:table-cell office:value-type="float" office:value="84.93">
            <text:p>84.93</text:p>
          </table:table-cell>
          <table:table-cell office:value-type="string">
            <text:p/>
          </table:table-cell>
          <table:table-cell office:value-type="float" office:value="72.89">
            <text:p>72.89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float" office:value="84.21">
            <text:p>84.21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7.00">
            <text:p>77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Balzhan</text:p>
          </table:table-cell>
          <table:table-cell office:value-type="string">
            <text:p>Zhaiykkyzy</text:p>
          </table:table-cell>
          <table:table-cell office:value-type="string">
            <text:p>241846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1846@astanait.edu.kz</text:p>
          </table:table-cell>
          <table:table-cell office:value-type="float" office:value="77.93">
            <text:p>77.93</text:p>
          </table:table-cell>
          <table:table-cell office:value-type="string">
            <text:p/>
          </table:table-cell>
          <table:table-cell office:value-type="float" office:value="57.47">
            <text:p>57.47</text:p>
          </table:table-cell>
          <table:table-cell office:value-type="string">
            <text:p/>
          </table:table-cell>
          <table:table-cell office:value-type="float" office:value="68.00">
            <text:p>68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36.67">
            <text:p>3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Eldos</text:p>
          </table:table-cell>
          <table:table-cell office:value-type="string">
            <text:p>Zhanabek</text:p>
          </table:table-cell>
          <table:table-cell office:value-type="string">
            <text:p>240544@astanait.edu.kz</text:p>
          </table:table-cell>
          <table:table-cell office:value-type="string">
            <text:p/>
          </table:table-cell>
          <table:table-cell office:value-type="string">
            <text:p>SE-2401</text:p>
          </table:table-cell>
          <table:table-cell office:value-type="string">
            <text:p>240544@astanait.edu.kz</text:p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70.80">
            <text:p>70.8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0.00">
            <text:p>4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+</text:p>
          </table:table-cell>
          <table:table-cell office:value-type="float" office:value="76.00">
            <text:p>7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Nuray</text:p>
          </table:table-cell>
          <table:table-cell office:value-type="string">
            <text:p>Zhangbyrbay</text:p>
          </table:table-cell>
          <table:table-cell office:value-type="string">
            <text:p>240671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0671@astanait.edu.kz</text:p>
          </table:table-cell>
          <table:table-cell office:value-type="float" office:value="69.28">
            <text:p>69.28</text:p>
          </table:table-cell>
          <table:table-cell office:value-type="string">
            <text:p/>
          </table:table-cell>
          <table:table-cell office:value-type="float" office:value="62.43">
            <text:p>62.43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88.89">
            <text:p>88.89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30.00">
            <text:p>3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uzhan</text:p>
          </table:table-cell>
          <table:table-cell office:value-type="string">
            <text:p>Zhaparova</text:p>
          </table:table-cell>
          <table:table-cell office:value-type="string">
            <text:p>240471@astanait.edu.kz</text:p>
          </table:table-cell>
          <table:table-cell office:value-type="string">
            <text:p/>
          </table:table-cell>
          <table:table-cell office:value-type="string">
            <text:p>MT-2404</text:p>
          </table:table-cell>
          <table:table-cell office:value-type="string">
            <text:p>240471@astanait.edu.kz</text:p>
          </table:table-cell>
          <table:table-cell office:value-type="float" office:value="62.97">
            <text:p>62.97</text:p>
          </table:table-cell>
          <table:table-cell office:value-type="string">
            <text:p/>
          </table:table-cell>
          <table:table-cell office:value-type="float" office:value="58.40">
            <text:p>58.40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float" office:value="80.56">
            <text:p>80.56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3.33">
            <text:p>4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6.67">
            <text:p>5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5.00">
            <text:p>55.00</text:p>
          </table:table-cell>
          <table:table-cell office:value-type="string">
            <text:p/>
          </table:table-cell>
          <table:table-cell office:value-type="float" office:value="55.00">
            <text:p>55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59.00">
            <text:p>59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aniyar</text:p>
          </table:table-cell>
          <table:table-cell office:value-type="string">
            <text:p>Zhedelbayev</text:p>
          </table:table-cell>
          <table:table-cell office:value-type="string">
            <text:p>242288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2288@astanait.edu.kz</text:p>
          </table:table-cell>
          <table:table-cell office:value-type="float" office:value="85.90">
            <text:p>85.90</text:p>
          </table:table-cell>
          <table:table-cell office:value-type="string">
            <text:p/>
          </table:table-cell>
          <table:table-cell office:value-type="float" office:value="73.81">
            <text:p>73.81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9.00">
            <text:p>79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69.00">
            <text:p>69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+</text:p>
          </table:table-cell>
          <table:table-cell office:value-type="float" office:value="81.00">
            <text:p>8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lexandr</text:p>
          </table:table-cell>
          <table:table-cell office:value-type="string">
            <text:p>Zholmukhambetov</text:p>
          </table:table-cell>
          <table:table-cell office:value-type="string">
            <text:p>240962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0962@astanait.edu.kz</text:p>
          </table:table-cell>
          <table:table-cell office:value-type="float" office:value="83.17">
            <text:p>83.17</text:p>
          </table:table-cell>
          <table:table-cell office:value-type="string">
            <text:p/>
          </table:table-cell>
          <table:table-cell office:value-type="float" office:value="84.83">
            <text:p>84.83</text:p>
          </table:table-cell>
          <table:table-cell office:value-type="string">
            <text:p/>
          </table:table-cell>
          <table:table-cell office:value-type="float" office:value="84.00">
            <text:p>84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8.00">
            <text:p>88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6.67">
            <text:p>6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iana</text:p>
          </table:table-cell>
          <table:table-cell office:value-type="string">
            <text:p>Zhumagali</text:p>
          </table:table-cell>
          <table:table-cell office:value-type="string">
            <text:p>242453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2453@astanait.edu.kz</text:p>
          </table:table-cell>
          <table:table-cell office:value-type="float" office:value="81.10">
            <text:p>81.10</text:p>
          </table:table-cell>
          <table:table-cell office:value-type="string">
            <text:p/>
          </table:table-cell>
          <table:table-cell office:value-type="float" office:value="90.13">
            <text:p>90.13</text:p>
          </table:table-cell>
          <table:table-cell office:value-type="string">
            <text:p/>
          </table:table-cell>
          <table:table-cell office:value-type="float" office:value="86.00">
            <text:p>86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>I didn't find your code in the contestor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2.00">
            <text:p>72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Dilnaz</text:p>
          </table:table-cell>
          <table:table-cell office:value-type="string">
            <text:p>Zhumagulova</text:p>
          </table:table-cell>
          <table:table-cell office:value-type="string">
            <text:p>240332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0332@astanait.edu.kz</text:p>
          </table:table-cell>
          <table:table-cell office:value-type="float" office:value="78.55">
            <text:p>78.55</text:p>
          </table:table-cell>
          <table:table-cell office:value-type="string">
            <text:p/>
          </table:table-cell>
          <table:table-cell office:value-type="float" office:value="70.33">
            <text:p>70.33</text:p>
          </table:table-cell>
          <table:table-cell office:value-type="string">
            <text:p/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87.00">
            <text:p>87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3.33">
            <text:p>53.33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>Dilnaz your code doesn't work when I copied the code</text:p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Tamerlan</text:p>
          </table:table-cell>
          <table:table-cell office:value-type="string">
            <text:p>Zhumakan</text:p>
          </table:table-cell>
          <table:table-cell office:value-type="string">
            <text:p>240633@astanait.edu.kz</text:p>
          </table:table-cell>
          <table:table-cell office:value-type="string">
            <text:p/>
          </table:table-cell>
          <table:table-cell office:value-type="string">
            <text:p>MT-2402</text:p>
          </table:table-cell>
          <table:table-cell office:value-type="string">
            <text:p>240633@astanait.edu.kz</text:p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57.73">
            <text:p>57.73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float" office:value="72.22">
            <text:p>72.22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83.33">
            <text:p>83.33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66.00">
            <text:p>66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Arailym</text:p>
          </table:table-cell>
          <table:table-cell office:value-type="string">
            <text:p>Zhumakhan</text:p>
          </table:table-cell>
          <table:table-cell office:value-type="string">
            <text:p>241820@astanait.edu.kz</text:p>
          </table:table-cell>
          <table:table-cell office:value-type="string">
            <text:p/>
          </table:table-cell>
          <table:table-cell office:value-type="string">
            <text:p>MT-2403</text:p>
          </table:table-cell>
          <table:table-cell office:value-type="string">
            <text:p>241820@astanait.edu.kz</text:p>
          </table:table-cell>
          <table:table-cell office:value-type="float" office:value="88.50">
            <text:p>88.50</text:p>
          </table:table-cell>
          <table:table-cell office:value-type="string">
            <text:p/>
          </table:table-cell>
          <table:table-cell office:value-type="float" office:value="81.20">
            <text:p>81.2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3.33">
            <text:p>7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Leila</text:p>
          </table:table-cell>
          <table:table-cell office:value-type="string">
            <text:p>Zhunisbekova</text:p>
          </table:table-cell>
          <table:table-cell office:value-type="string">
            <text:p>240435@astanait.edu.kz</text:p>
          </table:table-cell>
          <table:table-cell office:value-type="string">
            <text:p/>
          </table:table-cell>
          <table:table-cell office:value-type="string">
            <text:p>MT-2406</text:p>
          </table:table-cell>
          <table:table-cell office:value-type="string">
            <text:p>240435@astanait.edu.kz</text:p>
          </table:table-cell>
          <table:table-cell office:value-type="float" office:value="81.57">
            <text:p>81.57</text:p>
          </table:table-cell>
          <table:table-cell office:value-type="string">
            <text:p/>
          </table:table-cell>
          <table:table-cell office:value-type="float" office:value="82.47">
            <text:p>82.47</text:p>
          </table:table-cell>
          <table:table-cell office:value-type="string">
            <text:p/>
          </table:table-cell>
          <table:table-cell office:value-type="float" office:value="82.00">
            <text:p>82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5.00">
            <text:p>75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76.67">
            <text:p>76.67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73.00">
            <text:p>73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Rabina</text:p>
          </table:table-cell>
          <table:table-cell office:value-type="string">
            <text:p>Zhuzzhasarova</text:p>
          </table:table-cell>
          <table:table-cell office:value-type="string">
            <text:p>241010@astanait.edu.kz</text:p>
          </table:table-cell>
          <table:table-cell office:value-type="string">
            <text:p/>
          </table:table-cell>
          <table:table-cell office:value-type="string">
            <text:p>MT-2401</text:p>
          </table:table-cell>
          <table:table-cell office:value-type="string">
            <text:p>241010@astanait.edu.kz</text:p>
          </table:table-cell>
          <table:table-cell office:value-type="float" office:value="63.37">
            <text:p>63.37</text:p>
          </table:table-cell>
          <table:table-cell office:value-type="string">
            <text:p/>
          </table:table-cell>
          <table:table-cell office:value-type="float" office:value="56.00">
            <text:p>56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float" office:value="73.68">
            <text:p>73.68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46.67">
            <text:p>46.67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3.33">
            <text:p>63.33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20.00">
            <text:p>20.00</text:p>
          </table:table-cell>
          <table:table-cell office:value-type="string">
            <text:p/>
          </table:table-cell>
          <table:table-cell office:value-type="float" office:value="100.00">
            <text:p>100.00</text:p>
          </table:table-cell>
          <table:table-cell office:value-type="string">
            <text:p/>
          </table:table-cell>
          <table:table-cell office:value-type="float" office:value="86.67">
            <text:p>86.67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0.00">
            <text:p>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50.00">
            <text:p>5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/>
          </table:table-cell>
          <table:table-cell office:value-type="float" office:value="61.00">
            <text:p>61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  <table:table-row>
          <table:table-cell office:value-type="string">
            <text:p>Beksultan</text:p>
          </table:table-cell>
          <table:table-cell office:value-type="string">
            <text:p>Zulpykharov</text:p>
          </table:table-cell>
          <table:table-cell office:value-type="string">
            <text:p>241555@astanait.edu.kz</text:p>
          </table:table-cell>
          <table:table-cell office:value-type="string">
            <text:p/>
          </table:table-cell>
          <table:table-cell office:value-type="string">
            <text:p>MT-2405</text:p>
          </table:table-cell>
          <table:table-cell office:value-type="string">
            <text:p>241555@astanait.edu.kz</text:p>
          </table:table-cell>
          <table:table-cell office:value-type="float" office:value="74.00">
            <text:p>74.00</text:p>
          </table:table-cell>
          <table:table-cell office:value-type="string">
            <text:p/>
          </table:table-cell>
          <table:table-cell office:value-type="float" office:value="60.20">
            <text:p>60.20</text:p>
          </table:table-cell>
          <table:table-cell office:value-type="string">
            <text:p/>
          </table:table-cell>
          <table:table-cell office:value-type="float" office:value="67.00">
            <text:p>67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float" office:value="94.44">
            <text:p>94.44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>I didn't find your contestor code</text:p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65.00">
            <text:p>65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10.00">
            <text:p>10.00</text:p>
          </table:table-cell>
          <table:table-cell office:value-type="string">
            <text:p/>
          </table:table-cell>
          <table:table-cell office:value-type="float" office:value="60.00">
            <text:p>60.00</text:p>
          </table:table-cell>
          <table:table-cell office:value-type="string">
            <text:p/>
          </table:table-cell>
          <table:table-cell office:value-type="float" office:value="70.00">
            <text:p>70.00</text:p>
          </table:table-cell>
          <table:table-cell office:value-type="string">
            <text:p/>
          </table:table-cell>
          <table:table-cell office:value-type="float" office:value="80.00">
            <text:p>80.00</text:p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+</text:p>
          </table:table-cell>
          <table:table-cell office:value-type="float" office:value="64.00">
            <text:p>64.00</text:p>
          </table:table-cell>
          <table:table-cell office:value-type="string">
            <text:p/>
          </table:table-cell>
          <table:table-cell office:value-type="string">
            <text:p>17321658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1.6+ (Build: 20220325)</meta:generator>
    <meta:initial-creator>Shyryn Tutkyshbayeva</meta:initial-creator>
    <meta:creation-date>2024-11-21T10:11:12</meta:creation-date>
    <meta:document-statistic meta:table-count="1" meta:cell-count="0" meta:object-count="0"/>
  </office:meta>
</office:document-meta>
</file>